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59c3" officeooo:paragraph-rsid="001559c3"/>
    </style:style>
    <style:style style:name="P2" style:family="paragraph" style:parent-style-name="Standard">
      <style:paragraph-properties fo:text-align="center" style:justify-single-word="false"/>
      <style:text-properties officeooo:rsid="001559c3" officeooo:paragraph-rsid="001559c3"/>
    </style:style>
    <style:style style:name="P3" style:family="paragraph" style:parent-style-name="Standard">
      <style:text-properties officeooo:rsid="00163002" officeooo:paragraph-rsid="00163002"/>
    </style:style>
    <style:style style:name="P4" style:family="paragraph" style:parent-style-name="Standard">
      <style:text-properties officeooo:rsid="00183986" officeooo:paragraph-rsid="00183986"/>
    </style:style>
    <style:style style:name="P5" style:family="paragraph" style:parent-style-name="Standard">
      <style:text-properties officeooo:rsid="001923d8" officeooo:paragraph-rsid="001923d8"/>
    </style:style>
    <style:style style:name="P6" style:family="paragraph" style:parent-style-name="Standard">
      <style:text-properties officeooo:rsid="001923d8" officeooo:paragraph-rsid="001a2174"/>
    </style:style>
    <style:style style:name="P7" style:family="paragraph" style:parent-style-name="Standard">
      <style:text-properties officeooo:rsid="001923d8" officeooo:paragraph-rsid="0060ec0d"/>
    </style:style>
    <style:style style:name="P8" style:family="paragraph" style:parent-style-name="Standard">
      <style:text-properties officeooo:rsid="001a2174" officeooo:paragraph-rsid="001a2174"/>
    </style:style>
    <style:style style:name="P9" style:family="paragraph" style:parent-style-name="Standard">
      <style:text-properties officeooo:rsid="001cff95" officeooo:paragraph-rsid="001cff95"/>
    </style:style>
    <style:style style:name="P10" style:family="paragraph" style:parent-style-name="Standard">
      <style:text-properties officeooo:rsid="001dade3" officeooo:paragraph-rsid="001dade3"/>
    </style:style>
    <style:style style:name="P11" style:family="paragraph" style:parent-style-name="Standard">
      <style:text-properties officeooo:rsid="001dade3" officeooo:paragraph-rsid="0020733e"/>
    </style:style>
    <style:style style:name="P12" style:family="paragraph" style:parent-style-name="Standard">
      <style:text-properties officeooo:rsid="001dade3" officeooo:paragraph-rsid="00241c68"/>
    </style:style>
    <style:style style:name="P13" style:family="paragraph" style:parent-style-name="Standard">
      <style:text-properties officeooo:rsid="001dade3" officeooo:paragraph-rsid="0025d15c"/>
    </style:style>
    <style:style style:name="P14" style:family="paragraph" style:parent-style-name="Standard">
      <style:text-properties officeooo:rsid="001dade3" officeooo:paragraph-rsid="0031fa57"/>
    </style:style>
    <style:style style:name="P15" style:family="paragraph" style:parent-style-name="Standard">
      <style:text-properties officeooo:rsid="001dade3" officeooo:paragraph-rsid="0045936a"/>
    </style:style>
    <style:style style:name="P16" style:family="paragraph" style:parent-style-name="Standard">
      <style:text-properties officeooo:rsid="001dade3" officeooo:paragraph-rsid="0048dfd1"/>
    </style:style>
    <style:style style:name="P17" style:family="paragraph" style:parent-style-name="Standard">
      <style:text-properties officeooo:rsid="001dade3" officeooo:paragraph-rsid="00544a56"/>
    </style:style>
    <style:style style:name="P18" style:family="paragraph" style:parent-style-name="Standard">
      <style:text-properties officeooo:rsid="0028c0fc" officeooo:paragraph-rsid="0028c0fc"/>
    </style:style>
    <style:style style:name="P19" style:family="paragraph" style:parent-style-name="Standard">
      <style:text-properties officeooo:rsid="0022b36c" officeooo:paragraph-rsid="0022b36c"/>
    </style:style>
    <style:style style:name="P20" style:family="paragraph" style:parent-style-name="Standard">
      <style:text-properties officeooo:rsid="004a392f" officeooo:paragraph-rsid="004a392f"/>
    </style:style>
    <style:style style:name="P21" style:family="paragraph" style:parent-style-name="Standard">
      <style:text-properties officeooo:rsid="003e1df9" officeooo:paragraph-rsid="0048dfd1"/>
    </style:style>
    <style:style style:name="P22" style:family="paragraph" style:parent-style-name="Standard">
      <style:text-properties officeooo:rsid="0058324e" officeooo:paragraph-rsid="0058324e"/>
    </style:style>
    <style:style style:name="P23" style:family="paragraph" style:parent-style-name="Standard">
      <style:text-properties officeooo:rsid="0058dfc9" officeooo:paragraph-rsid="0058dfc9"/>
    </style:style>
    <style:style style:name="P24" style:family="paragraph" style:parent-style-name="Standard">
      <style:text-properties officeooo:rsid="005f49a0" officeooo:paragraph-rsid="005f49a0"/>
    </style:style>
    <style:style style:name="P25" style:family="paragraph" style:parent-style-name="Standard">
      <style:text-properties officeooo:rsid="0062b0c6" officeooo:paragraph-rsid="0062b0c6"/>
    </style:style>
    <style:style style:name="P26" style:family="paragraph" style:parent-style-name="Standard">
      <style:text-properties officeooo:rsid="0062f0cb" officeooo:paragraph-rsid="0062f0cb"/>
    </style:style>
    <style:style style:name="P27" style:family="paragraph" style:parent-style-name="Standard">
      <style:text-properties officeooo:rsid="001af84f" officeooo:paragraph-rsid="0060ec0d"/>
    </style:style>
    <style:style style:name="P28" style:family="paragraph" style:parent-style-name="Standard">
      <style:text-properties officeooo:rsid="0060ec0d" officeooo:paragraph-rsid="0060ec0d"/>
    </style:style>
    <style:style style:name="P29" style:family="paragraph" style:parent-style-name="Standard">
      <style:text-properties officeooo:rsid="00690261" officeooo:paragraph-rsid="006df9c9"/>
    </style:style>
    <style:style style:name="P30" style:family="paragraph" style:parent-style-name="Standard">
      <style:text-properties officeooo:rsid="00690261" officeooo:paragraph-rsid="0075d8b2"/>
    </style:style>
    <style:style style:name="P31" style:family="paragraph" style:parent-style-name="Standard">
      <style:text-properties officeooo:rsid="00660b55" officeooo:paragraph-rsid="00660b55"/>
    </style:style>
    <style:style style:name="P32" style:family="paragraph" style:parent-style-name="Standard">
      <style:text-properties officeooo:rsid="00660b55" officeooo:paragraph-rsid="006df9c9"/>
    </style:style>
    <style:style style:name="P33" style:family="paragraph" style:parent-style-name="Standard">
      <style:text-properties officeooo:rsid="006cea51" officeooo:paragraph-rsid="006cea51"/>
    </style:style>
    <style:style style:name="P34" style:family="paragraph" style:parent-style-name="Standard">
      <style:text-properties officeooo:rsid="006cea51" officeooo:paragraph-rsid="00660b55"/>
    </style:style>
    <style:style style:name="P35" style:family="paragraph" style:parent-style-name="Standard">
      <style:text-properties officeooo:rsid="006bf12f" officeooo:paragraph-rsid="006df9c9"/>
    </style:style>
    <style:style style:name="P36" style:family="paragraph" style:parent-style-name="Standard">
      <style:text-properties officeooo:rsid="006be18e" officeooo:paragraph-rsid="006df9c9"/>
    </style:style>
    <style:style style:name="P37" style:family="paragraph" style:parent-style-name="Standard">
      <style:text-properties officeooo:rsid="006df9c9" officeooo:paragraph-rsid="006df9c9"/>
    </style:style>
    <style:style style:name="P38" style:family="paragraph" style:parent-style-name="Standard">
      <style:text-properties officeooo:rsid="0074f53b" officeooo:paragraph-rsid="006df9c9"/>
    </style:style>
    <style:style style:name="P39" style:family="paragraph" style:parent-style-name="Standard">
      <style:text-properties officeooo:rsid="0074f53b" officeooo:paragraph-rsid="0077d4a6"/>
    </style:style>
    <style:style style:name="P40" style:family="paragraph" style:parent-style-name="Standard">
      <style:text-properties officeooo:rsid="0077d4a6" officeooo:paragraph-rsid="006df9c9"/>
    </style:style>
    <style:style style:name="P41" style:family="paragraph" style:parent-style-name="Standard">
      <style:text-properties officeooo:rsid="0077d923" officeooo:paragraph-rsid="0077d923"/>
    </style:style>
    <style:style style:name="P42" style:family="paragraph" style:parent-style-name="Standard">
      <style:text-properties officeooo:rsid="007d4bc8" officeooo:paragraph-rsid="007d4bc8"/>
    </style:style>
    <style:style style:name="P43" style:family="paragraph" style:parent-style-name="Standard">
      <style:text-properties officeooo:rsid="007d4bc8" officeooo:paragraph-rsid="008091ed"/>
    </style:style>
    <style:style style:name="P44" style:family="paragraph" style:parent-style-name="Standard">
      <style:text-properties officeooo:rsid="008091ed" officeooo:paragraph-rsid="008091ed"/>
    </style:style>
    <style:style style:name="P45" style:family="paragraph" style:parent-style-name="Standard">
      <style:text-properties officeooo:rsid="00852ddc" officeooo:paragraph-rsid="00852ddc"/>
    </style:style>
    <style:style style:name="P46" style:family="paragraph" style:parent-style-name="Standard">
      <style:text-properties officeooo:rsid="00852ddc" officeooo:paragraph-rsid="008750fb"/>
    </style:style>
    <style:style style:name="P47" style:family="paragraph" style:parent-style-name="Standard">
      <style:text-properties officeooo:rsid="00852ddc" officeooo:paragraph-rsid="008ab9c8"/>
    </style:style>
    <style:style style:name="P48" style:family="paragraph" style:parent-style-name="Standard">
      <style:text-properties officeooo:rsid="008f2420" officeooo:paragraph-rsid="008f2420"/>
    </style:style>
    <style:style style:name="P49" style:family="paragraph" style:parent-style-name="Standard">
      <style:text-properties officeooo:rsid="0075d8b2" officeooo:paragraph-rsid="0075d8b2"/>
    </style:style>
    <style:style style:name="P50" style:family="paragraph" style:parent-style-name="Standard">
      <style:text-properties officeooo:rsid="0099517b" officeooo:paragraph-rsid="0099517b"/>
    </style:style>
    <style:style style:name="P51" style:family="paragraph" style:parent-style-name="Standard">
      <style:text-properties officeooo:rsid="00a1c2cc" officeooo:paragraph-rsid="00a1c2cc"/>
    </style:style>
    <style:style style:name="P52" style:family="paragraph" style:parent-style-name="Standard">
      <style:text-properties officeooo:rsid="00a1c2cc" officeooo:paragraph-rsid="00a40456"/>
    </style:style>
    <style:style style:name="P53" style:family="paragraph" style:parent-style-name="Standard">
      <style:text-properties officeooo:rsid="00a60094" officeooo:paragraph-rsid="00a60094"/>
    </style:style>
    <style:style style:name="P54" style:family="paragraph" style:parent-style-name="Standard">
      <style:text-properties officeooo:rsid="00a6161a" officeooo:paragraph-rsid="00a6161a"/>
    </style:style>
    <style:style style:name="P55" style:family="paragraph" style:parent-style-name="Standard">
      <style:text-properties officeooo:rsid="00a6499f" officeooo:paragraph-rsid="00a6499f"/>
    </style:style>
    <style:style style:name="P56" style:family="paragraph" style:parent-style-name="Standard">
      <style:text-properties officeooo:rsid="00a822ba" officeooo:paragraph-rsid="00a8de30"/>
    </style:style>
    <style:style style:name="P57" style:family="paragraph" style:parent-style-name="Standard">
      <style:text-properties officeooo:rsid="00aac7d9" officeooo:paragraph-rsid="00aac7d9"/>
    </style:style>
    <style:style style:name="P58" style:family="paragraph" style:parent-style-name="Standard">
      <style:text-properties officeooo:rsid="009604df" officeooo:paragraph-rsid="0077d923"/>
    </style:style>
    <style:style style:name="P59" style:family="paragraph" style:parent-style-name="Standard">
      <style:text-properties officeooo:rsid="00ae44e3" officeooo:paragraph-rsid="00ae44e3"/>
    </style:style>
    <style:style style:name="P60" style:family="paragraph" style:parent-style-name="Standard">
      <style:text-properties officeooo:rsid="00b10b46" officeooo:paragraph-rsid="00b10b46"/>
    </style:style>
    <style:style style:name="P61" style:family="paragraph" style:parent-style-name="Standard">
      <style:text-properties officeooo:rsid="00b3bd05" officeooo:paragraph-rsid="00b3bd05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rsid="004a392f" officeooo:paragraph-rsid="004a392f"/>
    </style:style>
    <style:style style:name="P64" style:family="paragraph" style:parent-style-name="Heading_20_1">
      <style:paragraph-properties fo:break-before="page"/>
      <style:text-properties officeooo:rsid="0050aed0" officeooo:paragraph-rsid="0050aed0"/>
    </style:style>
    <style:style style:name="P65" style:family="paragraph" style:parent-style-name="Heading_20_2">
      <style:paragraph-properties fo:break-before="page"/>
    </style:style>
    <style:style style:name="T1" style:family="text">
      <style:text-properties officeooo:rsid="00168912"/>
    </style:style>
    <style:style style:name="T2" style:family="text">
      <style:text-properties officeooo:rsid="00183986"/>
    </style:style>
    <style:style style:name="T3" style:family="text">
      <style:text-properties officeooo:rsid="001923d8"/>
    </style:style>
    <style:style style:name="T4" style:family="text">
      <style:text-properties officeooo:rsid="001c9244"/>
    </style:style>
    <style:style style:name="T5" style:family="text">
      <style:text-properties officeooo:rsid="001e021d"/>
    </style:style>
    <style:style style:name="T6" style:family="text">
      <style:text-properties officeooo:rsid="001e79b9"/>
    </style:style>
    <style:style style:name="T7" style:family="text">
      <style:text-properties officeooo:rsid="0020733e"/>
    </style:style>
    <style:style style:name="T8" style:family="text">
      <style:text-properties officeooo:rsid="002225da"/>
    </style:style>
    <style:style style:name="T9" style:family="text">
      <style:text-properties officeooo:rsid="0022b36c"/>
    </style:style>
    <style:style style:name="T10" style:family="text">
      <style:text-properties officeooo:rsid="00241c68"/>
    </style:style>
    <style:style style:name="T11" style:family="text">
      <style:text-properties officeooo:rsid="002eb898"/>
    </style:style>
    <style:style style:name="T12" style:family="text">
      <style:text-properties officeooo:rsid="003d77e7"/>
    </style:style>
    <style:style style:name="T13" style:family="text">
      <style:text-properties officeooo:rsid="00447eba"/>
    </style:style>
    <style:style style:name="T14" style:family="text">
      <style:text-properties officeooo:rsid="004b1398"/>
    </style:style>
    <style:style style:name="T15" style:family="text">
      <style:text-properties officeooo:rsid="004c2971"/>
    </style:style>
    <style:style style:name="T16" style:family="text">
      <style:text-properties officeooo:rsid="004e209e"/>
    </style:style>
    <style:style style:name="T17" style:family="text">
      <style:text-properties officeooo:rsid="005632cb"/>
    </style:style>
    <style:style style:name="T18" style:family="text">
      <style:text-properties officeooo:rsid="0058324e"/>
    </style:style>
    <style:style style:name="T19" style:family="text">
      <style:text-properties officeooo:rsid="005c69fc"/>
    </style:style>
    <style:style style:name="T20" style:family="text">
      <style:text-properties officeooo:rsid="00660b55"/>
    </style:style>
    <style:style style:name="T21" style:family="text">
      <style:text-properties officeooo:rsid="0067bc10"/>
    </style:style>
    <style:style style:name="T22" style:family="text">
      <style:text-properties officeooo:rsid="006bf12f"/>
    </style:style>
    <style:style style:name="T23" style:family="text">
      <style:text-properties officeooo:rsid="006df9c9"/>
    </style:style>
    <style:style style:name="T24" style:family="text">
      <style:text-properties officeooo:rsid="0074f53b"/>
    </style:style>
    <style:style style:name="T25" style:family="text">
      <style:text-properties officeooo:rsid="00798ded"/>
    </style:style>
    <style:style style:name="T26" style:family="text">
      <style:text-properties officeooo:rsid="0079909a"/>
    </style:style>
    <style:style style:name="T27" style:family="text">
      <style:text-properties officeooo:rsid="007b7331"/>
    </style:style>
    <style:style style:name="T28" style:family="text">
      <style:text-properties officeooo:rsid="007df922"/>
    </style:style>
    <style:style style:name="T29" style:family="text">
      <style:text-properties officeooo:rsid="007ff204"/>
    </style:style>
    <style:style style:name="T30" style:family="text">
      <style:text-properties officeooo:rsid="008091ed"/>
    </style:style>
    <style:style style:name="T31" style:family="text">
      <style:text-properties officeooo:rsid="0083f869"/>
    </style:style>
    <style:style style:name="T32" style:family="text">
      <style:text-properties officeooo:rsid="00880bdd"/>
    </style:style>
    <style:style style:name="T33" style:family="text">
      <style:text-properties officeooo:rsid="0099e5e5"/>
    </style:style>
    <style:style style:name="T34" style:family="text">
      <style:text-properties officeooo:rsid="0099edac"/>
    </style:style>
    <style:style style:name="T35" style:family="text">
      <style:text-properties officeooo:rsid="009dc45f"/>
    </style:style>
    <style:style style:name="T36" style:family="text">
      <style:text-properties officeooo:rsid="009f30a1"/>
    </style:style>
    <style:style style:name="T37" style:family="text">
      <style:text-properties officeooo:rsid="00a0c527"/>
    </style:style>
    <style:style style:name="T38" style:family="text">
      <style:text-properties officeooo:rsid="00a2ee2c"/>
    </style:style>
    <style:style style:name="T39" style:family="text">
      <style:text-properties officeooo:rsid="00a40456"/>
    </style:style>
    <style:style style:name="T40" style:family="text">
      <style:text-properties officeooo:rsid="00a65531"/>
    </style:style>
    <style:style style:name="T41" style:family="text">
      <style:text-properties officeooo:rsid="00abc0b1"/>
    </style:style>
    <style:style style:name="T42" style:family="text">
      <style:text-properties officeooo:rsid="00af3cb3"/>
    </style:style>
    <style:style style:name="T43" style:family="text">
      <style:text-properties officeooo:rsid="00aff226"/>
    </style:style>
    <style:style style:name="T44" style:family="text">
      <style:text-properties officeooo:rsid="00b1c63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hysical State</text:p>
      <text:p text:style-name="P2">by Sven Nilsen</text:p>
      <text:p text:style-name="P1"/>
      <text:h text:style-name="Heading_20_1" text:outline-level="1">Introduction</text:h>
      <text:p text:style-name="P3">I want to investigate the possibility of representing physical states as:</text:p>
      <text:p text:style-name="P3"/>
      <text:p text:style-name="P3"><draw:frame draw:style-name="fr1" draw:name="Object1" text:anchor-type="as-char" svg:y="-0.152in" svg:width="1.7756in" svg:height="0.2008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text:span text:style-name="T1">Together this is 21 real numbers, encoding information about position, velocity, acceleration, orientation, angular velocity and angular acceleration.</text:span></text:p>
      <text:p text:style-name="P3"/>
      <text:p text:style-name="P4">A nilpotent number takes the form:</text:p>
      <text:p text:style-name="P3"/>
      <text:p text:style-name="P3"><draw:frame draw:style-name="fr1" draw:name="Object2" text:anchor-type="as-char" svg:y="-0.172in" svg:width="1.3992in" svg:height="0.2327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text:span text:style-name="T2">Here, epsilon represents a small number such that:</text:span></text:p>
      <text:p text:style-name="P3"/>
      <text:p text:style-name="P3"><draw:frame draw:style-name="fr1" draw:name="Object3" text:anchor-type="as-char" svg:y="-0.172in" svg:width="0.4335in" svg:height="0.2075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text:span text:style-name="T3">Addition and subtraction of nilpotent numbers is done per component.</text:span></text:p>
      <text:p text:style-name="P3"/>
      <text:p text:style-name="P5">The multiplication rule of two nilpotent number is:</text:p>
      <text:p text:style-name="P5"/>
      <text:p text:style-name="P5"><draw:frame draw:style-name="fr1" draw:name="Object8" text:anchor-type="as-char" svg:y="-0.2228in" svg:width="1.4417in" svg:height="0.31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line-break/><text:line-break/>For the case of nilpotent 3, we have:</text:p>
      <text:p text:style-name="P5"/>
      <text:p text:style-name="P6"><draw:frame draw:style-name="fr1" draw:name="Object4" text:anchor-type="as-char" svg:y="-0.172in" svg:width="3.8354in" svg:height="0.2327in" draw:z-index="4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8">The division rule:</text:p>
      <text:p text:style-name="P7"><text:line-break/><draw:frame draw:style-name="fr1" draw:name="Object6" text:anchor-type="as-char" svg:y="-0.2929in" svg:width="3.9929in" svg:height="0.4902in" draw:z-index="8"><draw:object xlink:href="./Object 6" xlink:type="simple" xlink:show="embed" xlink:actuate="onLoad"/><draw:image xlink:href="./ObjectReplacements/Object 6" xlink:type="simple" xlink:show="embed" xlink:actuate="onLoad"/></draw:frame><text:line-break/><text:line-break/></text:p>
      <text:h text:style-name="P62" text:outline-level="1">Encoding Information in Nilpotent 3</text:h>
      <text:p text:style-name="P27">The way we encode position, velocity and acceleration into nilpotent is as following:</text:p>
      <text:p text:style-name="P6"/>
      <text:p text:style-name="P7"><draw:frame draw:style-name="fr1" draw:name="Object5" text:anchor-type="as-char" svg:y="-0.2437in" svg:width="2.2736in" svg:height="0.3929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28">This can also be represented as a tuple:</text:p>
      <text:p text:style-name="P7"/>
      <text:p text:style-name="P7"><draw:frame draw:style-name="fr1" draw:name="Object27" text:anchor-type="as-char" svg:y="-0.2437in" svg:width="1.7862in" svg:height="0.3929in" draw:z-index="10"><draw:object xlink:href="./Object 27" xlink:type="simple" xlink:show="embed" xlink:actuate="onLoad"/><draw:image xlink:href="./ObjectReplacements/Object 27" xlink:type="simple" xlink:show="embed" xlink:actuate="onLoad"/></draw:frame><text:line-break/><text:line-break/><text:span text:style-name="T4">This is based on the assumption that velocity and acceleration is for the next unit of time.</text:span></text:p>
      <text:p text:style-name="P7"/>
      <text:p text:style-name="P25">One way to read the nilpotent number is as a one dimensional particle having a current position, a current velocity and a next velocity. All operations on the nilpotent number should be in one unit of time, that is chosen so small that the physics simulation works approximately well.</text:p>
      <text:p text:style-name="P25"/>
      <text:p text:style-name="P26">If we need to convert the units of time we can use the following function:</text:p>
      <text:p text:style-name="P26"/>
      <text:p text:style-name="P26"><draw:frame draw:style-name="fr1" draw:name="Object29" text:anchor-type="as-char" svg:y="-0.2925in" svg:width="3.2862in" svg:height="0.4898in" draw:z-index="11"><draw:object xlink:href="./Object 29" xlink:type="simple" xlink:show="embed" xlink:actuate="onLoad"/><draw:image xlink:href="./ObjectReplacements/Object 29" xlink:type="simple" xlink:show="embed" xlink:actuate="onLoad"/></draw:frame><text:line-break/></text:p>
      <text:p text:style-name="P9">The rules of nilpotent are the same concerning the first element, which makes it possible to encode momentum if we want to:</text:p>
      <text:p text:style-name="P9"/>
      <text:p text:style-name="P9"><draw:frame draw:style-name="fr1" draw:name="Object7" text:anchor-type="as-char" svg:y="-0.2445in" svg:width="2.7752in" svg:height="0.3937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/text:p>
      <text:h text:style-name="P62" text:outline-level="1">Physical Update</text:h>
      <text:p text:style-name="P20"><text:span text:style-name="T14">W</text:span>e assume the time unit is small enough to ignore f<text:span text:style-name="T15">orces that vary with velocity</text:span>:</text:p>
      <text:p text:style-name="P10"/>
      <text:p text:style-name="P11"><draw:frame draw:style-name="fr1" draw:name="Object9" text:anchor-type="as-char" svg:y="-0.3465in" svg:width="1.3362in" svg:height="0.6346in" draw:z-index="12"><draw:object xlink:href="./Object 9" xlink:type="simple" xlink:show="embed" xlink:actuate="onLoad"/><draw:image xlink:href="./ObjectReplacements/Object 9" xlink:type="simple" xlink:show="embed" xlink:actuate="onLoad"/></draw:frame><text:line-break/><text:line-break/><text:span text:style-name="T7">When we put this together we get:</text:span></text:p>
      <text:p text:style-name="P11"/>
      <text:p text:style-name="P11"><draw:frame draw:style-name="fr1" draw:name="Object14" text:anchor-type="as-char" svg:y="-0.2437in" svg:width="1.5429in" svg:height="0.3929in" draw:z-index="13"><draw:object xlink:href="./Object 14" xlink:type="simple" xlink:show="embed" xlink:actuate="onLoad"/><draw:image xlink:href="./ObjectReplacements/Object 14" xlink:type="simple" xlink:show="embed" xlink:actuate="onLoad"/></draw:frame><text:line-break/><text:line-break/><text:span text:style-name="T7">If we store velocity and acceleration for one time unit in a nilpotent number 'p', we have:</text:span></text:p>
      <text:p text:style-name="P11"/>
      <text:p text:style-name="P11"><draw:frame draw:style-name="fr1" draw:name="Object15" text:anchor-type="as-char" svg:y="-0.1484in" svg:width="0.9252in" svg:height="0.2091in" draw:z-index="14"><draw:object xlink:href="./Object 15" xlink:type="simple" xlink:show="embed" xlink:actuate="onLoad"/><draw:image xlink:href="./ObjectReplacements/Object 15" xlink:type="simple" xlink:show="embed" xlink:actuate="onLoad"/></draw:frame><text:line-break/><text:line-break/><text:span text:style-name="T8">To update the velocity we can use the formula:</text:span></text:p>
      <text:p text:style-name="P11"/>
      <text:p text:style-name="P12"><draw:frame draw:style-name="fr1" draw:name="Object16" text:anchor-type="as-char" svg:y="-0.1484in" svg:width="1.0602in" svg:height="0.2091in" draw:z-index="15"><draw:object xlink:href="./Object 16" xlink:type="simple" xlink:show="embed" xlink:actuate="onLoad"/><draw:image xlink:href="./ObjectReplacements/Object 16" xlink:type="simple" xlink:show="embed" xlink:actuate="onLoad"/></draw:frame><text:line-break/><text:line-break/><text:span text:style-name="T9">We also need to update the last part because the velocity is changing:</text:span><text:line-break/><text:line-break/><draw:frame draw:style-name="fr1" draw:name="Object17" text:anchor-type="as-char" svg:y="-0.2437in" svg:width="1.5063in" svg:height="0.3929in" draw:z-index="17"><draw:object xlink:href="./Object 17" xlink:type="simple" xlink:show="embed" xlink:actuate="onLoad"/><draw:image xlink:href="./ObjectReplacements/Object 17" xlink:type="simple" xlink:show="embed" xlink:actuate="onLoad"/></draw:frame><text:line-break/><text:line-break/><text:span text:style-name="T9">Putting this together we get a this formula:</text:span><text:line-break/><text:line-break/><draw:frame draw:style-name="fr1" draw:name="Object18" text:anchor-type="as-char" svg:y="-0.172in" svg:width="3.2181in" svg:height="0.2327in" draw:z-index="19"><draw:object xlink:href="./Object 18" xlink:type="simple" xlink:show="embed" xlink:actuate="onLoad"/><draw:image xlink:href="./ObjectReplacements/Object 18" xlink:type="simple" xlink:show="embed" xlink:actuate="onLoad"/></draw:frame><text:line-break/><text:line-break/><text:span text:style-name="T10">We can write this using 5 operations without any multiplication:</text:span></text:p>
      <text:p text:style-name="P12"/>
      <text:p text:style-name="P13"><draw:frame draw:style-name="fr1" draw:name="Object19" text:anchor-type="as-char" svg:y="-0.172in" svg:width="4.4063in" svg:height="0.2335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text:line-break/></text:p>
      <text:p text:style-name="P18">If we need to compute the state <text:span text:style-name="T11">after 'n' time units, it can be done very fast using bit shift:</text:span></text:p>
      <text:p text:style-name="P14"/>
      <text:p text:style-name="P14"><draw:frame draw:style-name="fr1" draw:name="Object24" text:anchor-type="as-char" svg:y="-0.172in" svg:width="5.828in" svg:height="0.2335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text:line-break/><text:line-break/><text:span text:style-name="T12">From the formula above we see that we can give 'p' discrete coefficients. </text:span></text:p>
      <text:h text:style-name="P63" text:outline-level="1">Dry Friction</text:h>
      <text:p text:style-name="P19"><text:span text:style-name="T16">This friction</text:span> is proportional to the normal force:</text:p>
      <text:p text:style-name="P10"/>
      <text:p text:style-name="P10"><draw:frame draw:style-name="fr1" draw:name="Object10" text:anchor-type="as-char" svg:y="-0.1484in" svg:width="0.6118in" svg:height="0.1909in" draw:z-index="6"><draw:object xlink:href="./Object 10" xlink:type="simple" xlink:show="embed" xlink:actuate="onLoad"/><draw:image xlink:href="./ObjectReplacements/Object 10" xlink:type="simple" xlink:show="embed" xlink:actuate="onLoad"/></draw:frame><text:line-break/><text:line-break/><text:span text:style-name="T5">For example in the case of a moving car we have:</text:span></text:p>
      <text:p text:style-name="P10"/>
      <text:p text:style-name="P10"><draw:frame draw:style-name="fr1" draw:name="Object11" text:anchor-type="as-char" svg:y="-0.1484in" svg:width="0.7154in" svg:height="0.1909in" draw:z-index="7"><draw:object xlink:href="./Object 11" xlink:type="simple" xlink:show="embed" xlink:actuate="onLoad"/><draw:image xlink:href="./ObjectReplacements/Object 11" xlink:type="simple" xlink:show="embed" xlink:actuate="onLoad"/></draw:frame><text:line-break/><text:line-break/><text:span text:style-name="T6">If the car is driven forward with an engine the net force is:</text:span></text:p>
      <text:p text:style-name="P10"/>
      <text:p text:style-name="P15"><draw:frame draw:style-name="fr1" draw:name="Object12" text:anchor-type="as-char" svg:y="-0.2339in" svg:width="2.1311in" svg:height="0.4339in" draw:z-index="25"><draw:object xlink:href="./Object 12" xlink:type="simple" xlink:show="embed" xlink:actuate="onLoad"/><draw:image xlink:href="./ObjectReplacements/Object 12" xlink:type="simple" xlink:show="embed" xlink:actuate="onLoad"/></draw:frame><text:line-break/><text:line-break/><text:span text:style-name="T13">If the force from the engine is less the normal friction, the car will not move:<text:line-break/><text:line-break/></text:span><text:span text:style-name="T13"><draw:frame draw:style-name="fr1" draw:name="Object28" text:anchor-type="as-char" svg:y="-0.2689in" svg:width="2.7701in" svg:height="0.4181in" draw:z-index="26"><draw:object xlink:href="./Object 28" xlink:type="simple" xlink:show="embed" xlink:actuate="onLoad"/><draw:image xlink:href="./ObjectReplacements/Object 28" xlink:type="simple" xlink:show="embed" xlink:actuate="onLoad"/></draw:frame></text:span><text:span text:style-name="T13"><text:line-break/><text:line-break/>Putting this in a function makes it possible to compute the next velocity of the nilpotent:</text:span></text:p>
      <text:p text:style-name="P15"/>
      <text:p text:style-name="P16"><draw:frame draw:style-name="fr1" draw:name="Object21" text:anchor-type="as-char" svg:y="-0.2693in" svg:width="4.9862in" svg:height="0.4189in" draw:z-index="27"><draw:object xlink:href="./Object 21" xlink:type="simple" xlink:show="embed" xlink:actuate="onLoad"/><draw:image xlink:href="./ObjectReplacements/Object 21" xlink:type="simple" xlink:show="embed" xlink:actuate="onLoad"/></draw:frame><text:line-break/></text:p>
      <text:p text:style-name="P16"/>
      <text:h text:style-name="P64" text:outline-level="1">Skin Friction</text:h>
      <text:p text:style-name="P21">This friction is proportional to velocity, such as the air drag around a car:</text:p>
      <text:p text:style-name="P10"/>
      <text:p text:style-name="P17"><draw:frame draw:style-name="fr1" draw:name="Object20" text:anchor-type="as-char" svg:y="-0.3346in" svg:width="0.9728in" svg:height="0.6346in" draw:z-index="16"><draw:object xlink:href="./Object 20" xlink:type="simple" xlink:show="embed" xlink:actuate="onLoad"/><draw:image xlink:href="./ObjectReplacements/Object 20" xlink:type="simple" xlink:show="embed" xlink:actuate="onLoad"/></draw:frame><text:line-break/><text:line-break/><text:span text:style-name="T17">From this we have two alternative functions:</text:span><text:line-break/><text:line-break/><draw:frame draw:style-name="fr1" draw:name="Object13" text:anchor-type="as-char" svg:y="-0.2445in" svg:width="2.6016in" svg:height="0.3937in" draw:z-index="28"><draw:object xlink:href="./Object 13" xlink:type="simple" xlink:show="embed" xlink:actuate="onLoad"/><draw:image xlink:href="./ObjectReplacements/Object 13" xlink:type="simple" xlink:show="embed" xlink:actuate="onLoad"/><svg:desc>formula</svg:desc></draw:frame><text:line-break/></text:p>
      <text:p text:style-name="P16"><draw:frame draw:style-name="fr1" draw:name="Object22" text:anchor-type="as-char" svg:y="-0.172in" svg:width="2.1555in" svg:height="0.2327in" draw:z-index="18"><draw:object xlink:href="./Object 22" xlink:type="simple" xlink:show="embed" xlink:actuate="onLoad"/><draw:image xlink:href="./ObjectReplacements/Object 22" xlink:type="simple" xlink:show="embed" xlink:actuate="onLoad"/></draw:frame><text:line-break/></text:p>
      <text:h text:style-name="P62" text:outline-level="1">Rotation <text:span text:style-name="T18">Matrix</text:span></text:h>
      <text:p text:style-name="P22">Euler's rotation theorem states that any two Cartesian coordinate systems with a common origin is related by a rotation about some fixed axis. If we represent the rotation as a rotation matrix we can transform the first coordinate system to the second:</text:p>
      <text:p text:style-name="P22"/>
      <text:p text:style-name="P22"><draw:frame draw:style-name="fr1" draw:name="Object23" text:anchor-type="as-char" svg:y="-0.1484in" svg:width="0.7689in" svg:height="0.2091in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/>
      <text:p text:style-name="P23">If we want to reverse the operation we can use the inverse of the rotation matrix:</text:p>
      <text:p text:style-name="P23"/>
      <text:p text:style-name="P23"><draw:frame draw:style-name="fr1" draw:name="Object25" text:anchor-type="as-char" svg:y="-0.172in" svg:width="0.8902in" svg:height="0.2327in" draw:z-index="22"><draw:object xlink:href="./Object 25" xlink:type="simple" xlink:show="embed" xlink:actuate="onLoad"/><draw:image xlink:href="./ObjectReplacements/Object 25" xlink:type="simple" xlink:show="embed" xlink:actuate="onLoad"/></draw:frame><text:line-break/><text:line-break/><text:span text:style-name="T19">The product of two rotation matrices is a rotation matrix:</text:span></text:p>
      <text:p text:style-name="P23"/>
      <text:p text:style-name="P23"><draw:frame draw:style-name="fr1" draw:name="Object26" text:anchor-type="as-char" svg:y="-0.152in" svg:width="1.0665in" svg:height="0.2in" draw:z-index="23"><draw:object xlink:href="./Object 26" xlink:type="simple" xlink:show="embed" xlink:actuate="onLoad"/><draw:image xlink:href="./ObjectReplacements/Object 26" xlink:type="simple" xlink:show="embed" xlink:actuate="onLoad"/></draw:frame><text:line-break/><text:line-break/><text:span text:style-name="T27">The eigenvalues are 1 (conserves axis) or -1 (mirrors the axis).</text:span></text:p>
      <text:p text:style-name="P24">The eigenvector corresponds to the axis of rotation.</text:p>
      <text:p text:style-name="P24"/>
      <text:p text:style-name="P41">The inverse of a rotation matrix equals its transpose:</text:p>
      <text:p text:style-name="P41"/>
      <text:p text:style-name="P41"><draw:frame draw:style-name="fr1" draw:name="Object36" text:anchor-type="as-char" svg:y="-0.172in" svg:width="1.0866in" svg:height="0.2075in" draw:z-index="35"><draw:object xlink:href="./Object 36" xlink:type="simple" xlink:show="embed" xlink:actuate="onLoad"/><draw:image xlink:href="./ObjectReplacements/Object 36" xlink:type="simple" xlink:show="embed" xlink:actuate="onLoad"/></draw:frame><text:line-break/><text:line-break/><text:span text:style-name="T25">The determinant of a rotation matrix is plus or minus one:</text:span></text:p>
      <text:p text:style-name="P41"/>
      <text:p text:style-name="P41"><draw:frame draw:style-name="fr1" draw:name="Object37" text:anchor-type="as-char" svg:y="-0.172in" svg:width="4.3563in" svg:height="0.2201in" draw:z-index="36"><draw:object xlink:href="./Object 37" xlink:type="simple" xlink:show="embed" xlink:actuate="onLoad"/><draw:image xlink:href="./ObjectReplacements/Object 37" xlink:type="simple" xlink:show="embed" xlink:actuate="onLoad"/></draw:frame><text:line-break/><text:line-break/><text:span text:style-name="T26">A rotation matrix with determinant 1 preserves the relations between the axis.</text:span></text:p>
      <text:p text:style-name="P58"/>
      <text:h text:style-name="P65" text:outline-level="2">Homogenous Coordinates</text:h>
      <text:p text:style-name="P61">Source: <text:a xlink:type="simple" xlink:href="http://tog.acm.org/resources/RTNews/html/rtnv11n1.html#art3">http://tog.acm.org/resources/RTNews/html/rtnv11n1.html#art3</text:a></text:p>
      <text:p text:style-name="P59"/>
      <text:p text:style-name="P59">A vector is encoded in homogenous coordinates as following:</text:p>
      <text:p text:style-name="P59"/>
      <text:p text:style-name="P59"><draw:frame draw:style-name="fr1" draw:name="Object57" text:anchor-type="as-char" svg:y="-0.152in" svg:width="0.4701in" svg:height="0.2in" draw:z-index="37"><draw:object xlink:href="./Object 57" xlink:type="simple" xlink:show="embed" xlink:actuate="onLoad"/><draw:image xlink:href="./ObjectReplacements/Object 57" xlink:type="simple" xlink:show="embed" xlink:actuate="onLoad"/></draw:frame><text:line-break/><text:line-break/>A point is encoded this way:</text:p>
      <text:p text:style-name="P59"/>
      <text:p text:style-name="P59"><draw:frame draw:style-name="fr1" draw:name="Object58" text:anchor-type="as-char" svg:y="-0.152in" svg:width="0.4862in" svg:height="0.2in" draw:z-index="38"><draw:object xlink:href="./Object 58" xlink:type="simple" xlink:show="embed" xlink:actuate="onLoad"/><draw:image xlink:href="./ObjectReplacements/Object 58" xlink:type="simple" xlink:show="embed" xlink:actuate="onLoad"/></draw:frame><text:line-break/><text:line-break/><text:span text:style-name="T42">In general we have:</text:span></text:p>
      <text:p text:style-name="P59"/>
      <text:p text:style-name="P59"><draw:frame draw:style-name="fr1" draw:name="Object59" text:anchor-type="as-char" svg:y="-0.152in" svg:width="0.5272in" svg:height="0.2in" draw:z-index="39"><draw:object xlink:href="./Object 59" xlink:type="simple" xlink:show="embed" xlink:actuate="onLoad"/><draw:image xlink:href="./ObjectReplacements/Object 59" xlink:type="simple" xlink:show="embed" xlink:actuate="onLoad"/></draw:frame><text:line-break/><text:line-break/><text:span text:style-name="T43">The origin is:</text:span></text:p>
      <text:p text:style-name="P59"/>
      <text:p text:style-name="P59"><draw:frame draw:style-name="fr1" draw:name="Object60" text:anchor-type="as-char" svg:y="-0.152in" svg:width="0.8638in" svg:height="0.2in" draw:z-index="40"><draw:object xlink:href="./Object 60" xlink:type="simple" xlink:show="embed" xlink:actuate="onLoad"/><draw:image xlink:href="./ObjectReplacements/Object 60" xlink:type="simple" xlink:show="embed" xlink:actuate="onLoad"/></draw:frame><text:line-break/><text:line-break/><text:span text:style-name="T43">Subtracting the origin from a point creates a vector.</text:span></text:p>
      <text:p text:style-name="P59"/>
      <text:p text:style-name="P60">The cross product of two homogenous coordinates is a tuple with 3 components:</text:p>
      <text:p text:style-name="P60"/>
      <text:p text:style-name="P60"><draw:frame draw:style-name="fr1" draw:name="Object61" text:anchor-type="as-char" svg:y="-0.152in" svg:width="3.2835in" svg:height="0.2126in" draw:z-index="41"><draw:object xlink:href="./Object 61" xlink:type="simple" xlink:show="embed" xlink:actuate="onLoad"/><draw:image xlink:href="./ObjectReplacements/Object 61" xlink:type="simple" xlink:show="embed" xlink:actuate="onLoad"/></draw:frame><text:line-break/><text:line-break/><text:span text:style-name="T44">The dot product is:</text:span></text:p>
      <text:p text:style-name="P60"/>
      <text:p text:style-name="P60"><draw:frame draw:style-name="fr1" draw:name="Object62" text:anchor-type="as-char" svg:y="-0.1484in" svg:width="1.7126in" svg:height="0.2091in" draw:z-index="42"><draw:object xlink:href="./Object 62" xlink:type="simple" xlink:show="embed" xlink:actuate="onLoad"/><draw:image xlink:href="./ObjectReplacements/Object 62" xlink:type="simple" xlink:show="embed" xlink:actuate="onLoad"/></draw:frame><text:line-break/><text:line-break/></text:p>
      <text:h text:style-name="P62" text:outline-level="1">Plücker Coordinates</text:h>
      <text:p text:style-name="P56">Source: <text:a xlink:type="simple" xlink:href="ttp://www.flipcode.com/archives/Introduction_To_Plcker_Coordinates.shtml">http://www.flipcode.com/archives/Introduction_To_Plcker_Coordinates.shtml</text:a></text:p>
      <text:p text:style-name="P50"/>
      <text:p text:style-name="P50">Plücker coordinates describe<text:span text:style-name="T36">s</text:span> a line in 3D space. <text:span text:style-name="T34">Imagine that we have two coordinates 'a' and 'b' that has a physical state relative to the origin. We can transform to Plücker coordinates by using:</text:span></text:p>
      <text:p text:style-name="P50"/>
      <text:p text:style-name="P50"><draw:frame draw:style-name="fr1" draw:name="Object49" text:anchor-type="as-char" svg:y="-0.1752in" svg:width="2.0098in" svg:height="0.2228in" draw:z-index="43"><draw:object xlink:href="./Object 49" xlink:type="simple" xlink:show="embed" xlink:actuate="onLoad"/><draw:image xlink:href="./ObjectReplacements/Object 49" xlink:type="simple" xlink:show="embed" xlink:actuate="onLoad"/></draw:frame><text:line-break/><text:line-break/><text:span text:style-name="T35">All such coordinates constructed from a pair of points on a line is a scalar multiple of each other:</text:span></text:p>
      <text:p text:style-name="P50"/>
      <text:p text:style-name="P50"><draw:frame draw:style-name="fr1" draw:name="Object50" text:anchor-type="as-char" svg:y="-0.1484in" svg:width="0.6728in" svg:height="0.2091in" draw:z-index="55"><draw:object xlink:href="./Object 50" xlink:type="simple" xlink:show="embed" xlink:actuate="onLoad"/><draw:image xlink:href="./ObjectReplacements/Object 50" xlink:type="simple" xlink:show="embed" xlink:actuate="onLoad"/></draw:frame><text:line-break/><text:line-break/><text:span text:style-name="T37">If 's' is negative the lines point in opposite direction.</text:span></text:p>
      <text:p text:style-name="P50"/>
      <text:p text:style-name="P51">Two lines are parallel if the cross product of the first components is zero:</text:p>
      <text:p text:style-name="P51"/>
      <text:p text:style-name="P51"><draw:frame draw:style-name="fr1" draw:name="Object51" text:anchor-type="as-char" svg:y="-0.1744in" svg:width="0.7319in" svg:height="0.2346in" draw:z-index="56"><draw:object xlink:href="./Object 51" xlink:type="simple" xlink:show="embed" xlink:actuate="onLoad"/><draw:image xlink:href="./ObjectReplacements/Object 51" xlink:type="simple" xlink:show="embed" xlink:actuate="onLoad"/></draw:frame><text:line-break/><text:line-break/><text:span text:style-name="T38">Computing the dot product tells whether the lines intersect (also called “permuted inner product”):</text:span></text:p>
      <text:p text:style-name="P51"/>
      <text:p text:style-name="P52"><draw:frame draw:style-name="fr1" draw:name="Object52" text:anchor-type="as-char" svg:y="-0.1744in" svg:width="1.1307in" svg:height="0.2346in" draw:z-index="57"><draw:object xlink:href="./Object 52" xlink:type="simple" xlink:show="embed" xlink:actuate="onLoad"/><draw:image xlink:href="./ObjectReplacements/Object 52" xlink:type="simple" xlink:show="embed" xlink:actuate="onLoad"/></draw:frame><text:line-break/><text:line-break/><text:span text:style-name="T39">Imagine looking in the direction of one of the lines and the other as the velocity of a particle spinning around the line. If 'w' is 0, the lines intersect. If greater than one, the other line spins counter-clockwise. If less than one, the other lines spins clockwise.</text:span></text:p>
      <text:p text:style-name="P52"/>
      <text:p text:style-name="P53">When computing this product for each edge in a triangle against a ray, the ray intersects the triangle if they all have the same sign.</text:p>
      <text:p text:style-name="P53"/>
      <text:p text:style-name="P54">If we have two planes in the form:</text:p>
      <text:p text:style-name="P54"/>
      <text:p text:style-name="P54"><draw:frame draw:style-name="fr1" draw:name="Object53" text:anchor-type="as-char" svg:y="-0.1484in" svg:width="1.4929in" svg:height="0.1839in" draw:z-index="58"><draw:object xlink:href="./Object 53" xlink:type="simple" xlink:show="embed" xlink:actuate="onLoad"/><draw:image xlink:href="./ObjectReplacements/Object 53" xlink:type="simple" xlink:show="embed" xlink:actuate="onLoad"/></draw:frame></text:p>
      <text:p text:style-name="P54"/>
      <text:p text:style-name="P54">Then 'a', 'b' and 'c' are coordinates for the normal of the plane.</text:p>
      <text:p text:style-name="P54"/>
      <text:p text:style-name="P54">We can construct a line from the intersection of two such planes using the formula:</text:p>
      <text:p text:style-name="P54"/>
      <text:p text:style-name="P54"><draw:frame draw:style-name="fr1" draw:name="Object54" text:anchor-type="as-char" svg:y="-0.172in" svg:width="1.7835in" svg:height="0.2327in" draw:z-index="59"><draw:object xlink:href="./Object 54" xlink:type="simple" xlink:show="embed" xlink:actuate="onLoad"/><draw:image xlink:href="./ObjectReplacements/Object 54" xlink:type="simple" xlink:show="embed" xlink:actuate="onLoad"/></draw:frame><text:line-break/><text:line-break/>The intersection between a line and a plane <text:span text:style-name="T41">as a homogenous coordinate</text:span>:</text:p>
      <text:p text:style-name="P54"/>
      <text:p text:style-name="P54"><draw:frame draw:style-name="fr1" draw:name="Object55" text:anchor-type="as-char" svg:y="-0.152in" svg:width="1.511in" svg:height="0.2126in" draw:z-index="60"><draw:object xlink:href="./Object 55" xlink:type="simple" xlink:show="embed" xlink:actuate="onLoad"/><draw:image xlink:href="./ObjectReplacements/Object 55" xlink:type="simple" xlink:show="embed" xlink:actuate="onLoad"/></draw:frame><text:line-break/><text:line-break/>The first part contains the coordinate.</text:p>
      <text:p text:style-name="P54"/>
      <text:p text:style-name="P55">Not every set of Plücker coordinates correspond to a line in 3D space. It is only true when:</text:p>
      <text:p text:style-name="P55"/>
      <text:p text:style-name="P55"><draw:frame draw:style-name="fr1" draw:name="Object56" text:anchor-type="as-char" svg:y="-0.1484in" svg:width="0.6437in" svg:height="0.2091in" draw:z-index="61"><draw:object xlink:href="./Object 56" xlink:type="simple" xlink:show="embed" xlink:actuate="onLoad"/><draw:image xlink:href="./ObjectReplacements/Object 56" xlink:type="simple" xlink:show="embed" xlink:actuate="onLoad"/></draw:frame><text:line-break/><text:line-break/><text:span text:style-name="T40">The points in 6D space where this is true is called “Grassmann manifold”.</text:span></text:p>
      <text:h text:style-name="P62" text:outline-level="1">Screw Theory</text:h>
      <text:p text:style-name="P57">Source: <text:a xlink:type="simple" xlink:href="http://en.wikipedia.org/wiki/Screw_theory">http://en.wikipedia.org/wiki/Screw_theory</text:a></text:p>
      <text:p text:style-name="P42"/>
      <text:p text:style-name="P42">Rigid body motion can be described as a rotation around a fixed axis and a translation along that axis. <text:span text:style-name="T33">The coordinates used in screw theory are Plücker coordinates.</text:span></text:p>
      <text:p text:style-name="P42"/>
      <text:p text:style-name="P42">A screw can be written as a pair of 3D vectors, <text:span text:style-name="T28">which satisfy nilpotent 2:</text:span></text:p>
      <text:p text:style-name="P42"/>
      <text:p text:style-name="P42"><draw:frame draw:style-name="fr1" draw:name="Object38" text:anchor-type="as-char" svg:y="-0.172in" svg:width="0.9717in" svg:height="0.2327in" draw:z-index="44"><draw:object xlink:href="./Object 38" xlink:type="simple" xlink:show="embed" xlink:actuate="onLoad"/><draw:image xlink:href="./ObjectReplacements/Object 38" xlink:type="simple" xlink:show="embed" xlink:actuate="onLoad"/></draw:frame><text:line-break/><text:line-break/>The dot and cross product of screws <text:span text:style-name="T28">follows the multiplication rule:</text:span></text:p>
      <text:p text:style-name="P42"/>
      <text:p text:style-name="P42"><draw:frame draw:style-name="fr1" draw:name="Object39" text:anchor-type="as-char" svg:y="-0.172in" svg:width="3.3102in" svg:height="0.2327in" draw:z-index="45"><draw:object xlink:href="./Object 39" xlink:type="simple" xlink:show="embed" xlink:actuate="onLoad"/><draw:image xlink:href="./ObjectReplacements/Object 39" xlink:type="simple" xlink:show="embed" xlink:actuate="onLoad"/></draw:frame><text:line-break/><text:line-break/><draw:frame draw:style-name="fr1" draw:name="Object40" text:anchor-type="as-char" svg:y="-0.172in" svg:width="3.6547in" svg:height="0.2335in" draw:z-index="46"><draw:object xlink:href="./Object 40" xlink:type="simple" xlink:show="embed" xlink:actuate="onLoad"/><draw:image xlink:href="./ObjectReplacements/Object 40" xlink:type="simple" xlink:show="embed" xlink:actuate="onLoad"/><svg:desc>formula</svg:desc></draw:frame><text:line-break/><text:line-break/><text:span text:style-name="T29">Since we can multiply scalar with vectors, we can multiply a scalar nilpotent with vector nilpotent:</text:span></text:p>
      <text:p text:style-name="P42"/>
      <text:p text:style-name="P43"><draw:frame draw:style-name="fr1" draw:name="Object41" text:anchor-type="as-char" svg:y="-0.172in" svg:width="3.3181in" svg:height="0.2327in" draw:z-index="47"><draw:object xlink:href="./Object 41" xlink:type="simple" xlink:show="embed" xlink:actuate="onLoad"/><draw:image xlink:href="./ObjectReplacements/Object 41" xlink:type="simple" xlink:show="embed" xlink:actuate="onLoad"/></draw:frame><text:line-break/></text:p>
      <text:p text:style-name="P44">A unit screw satisfy:</text:p>
      <text:p text:style-name="P44"/>
      <text:p text:style-name="P44"><draw:frame draw:style-name="fr1" draw:name="Object43" text:anchor-type="as-char" svg:y="-0.1626in" svg:width="0.9417in" svg:height="0.1992in" draw:z-index="48"><draw:object xlink:href="./Object 43" xlink:type="simple" xlink:show="embed" xlink:actuate="onLoad"/><draw:image xlink:href="./ObjectReplacements/Object 43" xlink:type="simple" xlink:show="embed" xlink:actuate="onLoad"/></draw:frame></text:p>
      <text:p text:style-name="P43"><text:line-break/><text:span text:style-name="T30">Like in vector algebra, if we have two unit screws:</text:span></text:p>
      <text:p text:style-name="P42"/>
      <text:p text:style-name="P42"><draw:frame draw:style-name="fr1" draw:name="Object42" text:anchor-type="as-char" svg:y="-0.172in" svg:width="1.4354in" svg:height="0.2201in" draw:z-index="49"><draw:object xlink:href="./Object 42" xlink:type="simple" xlink:show="embed" xlink:actuate="onLoad"/><draw:image xlink:href="./ObjectReplacements/Object 42" xlink:type="simple" xlink:show="embed" xlink:actuate="onLoad"/></draw:frame><text:line-break/><text:line-break/><draw:frame draw:style-name="fr1" draw:name="Object44" text:anchor-type="as-char" svg:y="-0.172in" svg:width="1.5992in" svg:height="0.2201in" draw:z-index="50"><draw:object xlink:href="./Object 44" xlink:type="simple" xlink:show="embed" xlink:actuate="onLoad"/><draw:image xlink:href="./ObjectReplacements/Object 44" xlink:type="simple" xlink:show="embed" xlink:actuate="onLoad"/></draw:frame><text:line-break/><text:line-break/><text:span text:style-name="T31">This gives us the angle around and distance along the common normal.</text:span></text:p>
      <text:p text:style-name="P42"/>
      <text:p text:style-name="P45">A “wrench” is a screw associated with the forces acting on a rigid body:</text:p>
      <text:p text:style-name="P45"/>
      <text:p text:style-name="P46"><draw:frame draw:style-name="fr1" draw:name="Object45" text:anchor-type="as-char" svg:y="-0.2228in" svg:width="2.5508in" svg:height="0.3154in" draw:z-index="51"><draw:object xlink:href="./Object 45" xlink:type="simple" xlink:show="embed" xlink:actuate="onLoad"/><draw:image xlink:href="./ObjectReplacements/Object 45" xlink:type="simple" xlink:show="embed" xlink:actuate="onLoad"/></draw:frame><text:line-break/><text:line-break/><text:span text:style-name="T32">A “twist” is a screw associated with the angular velocity, velocity and displacement:</text:span></text:p>
      <text:p text:style-name="P46"/>
      <text:p text:style-name="P47"><draw:frame draw:style-name="fr1" draw:name="Object46" text:anchor-type="as-char" svg:y="-0.1744in" svg:width="1.5126in" svg:height="0.222in" draw:z-index="52"><draw:object xlink:href="./Object 46" xlink:type="simple" xlink:show="embed" xlink:actuate="onLoad"/><draw:image xlink:href="./ObjectReplacements/Object 46" xlink:type="simple" xlink:show="embed" xlink:actuate="onLoad"/></draw:frame><text:line-break/></text:p>
      <text:p text:style-name="P48">When we encode this as a state, we combine the screws in a nilpotent 3:</text:p>
      <text:p text:style-name="P47"><text:line-break/><text:span text:style-name="T3"><draw:frame draw:style-name="fr1" draw:name="Object47" text:anchor-type="as-char" svg:y="-0.2445in" svg:width="2.7425in" svg:height="0.3937in" draw:z-index="53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"><text:line-break/><text:line-break/>This is a total of 18 numbers, encoded the following way:<text:line-break/><text:line-break/></text:span><text:span text:style-name="T3"><draw:frame draw:style-name="fr1" draw:name="Object48" text:anchor-type="as-char" svg:y="-0.1528in" svg:width="2.3264in" svg:height="0.2008in" draw:z-index="54"><draw:object xlink:href="./Object 48" xlink:type="simple" xlink:show="embed" xlink:actuate="onLoad"/><draw:image xlink:href="./ObjectReplacements/Object 48" xlink:type="simple" xlink:show="embed" xlink:actuate="onLoad"/></draw:frame></text:span><text:span text:style-name="T3"><text:line-break/><text:line-break/></text:span><text:soft-page-break/></text:p>
      <text:h text:style-name="P62" text:outline-level="1">Absolute <text:span text:style-name="T20">Function</text:span></text:h>
      <text:p text:style-name="P33">We try to construct an absolute function for nilpotent 2:</text:p>
      <text:p text:style-name="P31"/>
      <text:p text:style-name="P31"><draw:frame draw:style-name="fr1" draw:name="Object30" text:anchor-type="as-char" svg:y="-0.172in" svg:width="2.7618in" svg:height="0.2335in" draw:z-index="29"><draw:object xlink:href="./Object 30" xlink:type="simple" xlink:show="embed" xlink:actuate="onLoad"/><draw:image xlink:href="./ObjectReplacements/Object 30" xlink:type="simple" xlink:show="embed" xlink:actuate="onLoad"/></draw:frame><text:line-break/><text:line-break/><text:span text:style-name="T21">This is because the 'sign' function is the derivative of the 'abs' function.</text:span></text:p>
      <text:p text:style-name="P34"/>
      <text:p text:style-name="P35">With real numbers, we have:</text:p>
      <text:p text:style-name="P36"/>
      <text:p text:style-name="P29"><text:span text:style-name="T22"><draw:frame draw:style-name="fr1" draw:name="Object33" text:anchor-type="as-char" svg:y="-0.2256in" svg:width="0.778in" svg:height="0.3925in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2"><text:line-break/><text:line-break/>With nilpotent numbers, this is not true in general:<text:line-break/><text:line-break/></text:span><text:span text:style-name="T22"><draw:frame draw:style-name="fr1" draw:name="Object34" text:anchor-type="as-char" svg:y="-0.2256in" svg:width="0.7799in" svg:height="0.3929in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2"><text:line-break/><text:line-break/>This is because the 'sign' function returns 0 if the argument is 0, so we get:</text:span></text:p>
      <text:p text:style-name="P37"/>
      <text:p text:style-name="P30"><text:span text:style-name="T23"><draw:frame draw:style-name="fr1" draw:name="Object35" text:anchor-type="as-char" svg:y="-0.248in" svg:width="1.6516in" svg:height="0.448in" draw:z-index="32"><draw:object xlink:href="./Object 35" xlink:type="simple" xlink:show="embed" xlink:actuate="onLoad"/><draw:image xlink:href="./ObjectReplacements/Object 35" xlink:type="simple" xlink:show="embed" xlink:actuate="onLoad"/></draw:frame></text:span><text:span text:style-name="T23"><text:line-break/></text:span></text:p>
      <text:p text:style-name="P49">Which is bad because the way we define functions should behave separately for rational and nilpotent numbers. To fix this we need to treat 0 in first term as a special case:</text:p>
      <text:p text:style-name="P38"/>
      <text:p text:style-name="P32"><text:span text:style-name="T24"><draw:frame draw:style-name="fr1" draw:name="Object31" text:anchor-type="as-char" svg:y="-0.2543in" svg:width="2.7571in" svg:height="0.4728in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24"><text:line-break/><text:line-break/>Extended for nilpotent 3 we have:</text:span></text:p>
      <text:p text:style-name="P40"/>
      <text:p text:style-name="P39"><draw:frame draw:style-name="fr1" draw:name="Object32" text:anchor-type="as-char" svg:y="-0.3752in" svg:width="4.148in" svg:height="0.7154in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02:40:04.022517000</meta:creation-date>
    <dc:date>2014-03-09T12:25:29</dc:date>
    <meta:editing-duration>PT21H9M46S</meta:editing-duration>
    <meta:editing-cycles>144</meta:editing-cycles>
    <meta:generator>LibreOffice/3.6$Linux_X86_64 LibreOffice_project/360m1$Build-2</meta:generator>
    <meta:document-statistic meta:table-count="0" meta:image-count="0" meta:object-count="62" meta:page-count="11" meta:paragraph-count="104" meta:word-count="1082" meta:character-count="6491" meta:non-whitespace-character-count="5319"/>
  </office:meta>
</office:document-meta>
</file>

<file path=Object 1/content.xml><?xml version="1.0" encoding="utf-8"?>
<math xmlns="http://www.w3.org/1998/Math/MathML">
  <semantics>
    <mrow>
      <mrow>
        <mo stretchy="false">(</mo>
        <mrow>
          <mtext>Vec3</mtext>
          <mo stretchy="false">∘</mo>
          <mtext>Nil3</mtext>
          <mi>,</mi>
          <mtext>Quat</mtext>
          <mo stretchy="false">∘</mo>
          <mtext>Nil3</mtext>
        </mrow>
        <mo stretchy="false">)</mo>
      </mrow>
    </mrow>
    <annotation encoding="StarMath 5.0">("Vec3" circ "Nil3", "Quat" circ "Nil3")</annotation>
  </semantics>
</math>
</file>

<file path=Object 10/content.xml><?xml version="1.0" encoding="utf-8"?>
<math xmlns="http://www.w3.org/1998/Math/MathML">
  <semantics>
    <mrow>
      <mrow>
        <mi>F</mi>
        <mo stretchy="false">=</mo>
        <mo stretchy="false">μ</mo>
      </mrow>
      <mi>N</mi>
    </mrow>
    <annotation encoding="StarMath 5.0">F = %mu N</annotation>
  </semantics>
</math>
</file>

<file path=Object 11/content.xml><?xml version="1.0" encoding="utf-8"?>
<math xmlns="http://www.w3.org/1998/Math/MathML">
  <semantics>
    <mrow>
      <mrow>
        <mi>F</mi>
        <mo stretchy="false">=</mo>
        <mo stretchy="false">μ</mo>
      </mrow>
      <mi>m</mi>
      <mi>g</mi>
    </mrow>
    <annotation encoding="StarMath 5.0">F = %mu m g</annotation>
  </semantics>
</math>
</file>

<file path=Object 12/content.xml><?xml version="1.0" encoding="utf-8"?>
<math xmlns="http://www.w3.org/1998/Math/MathML">
  <semantics>
    <mtable>
      <mtr>
        <mtd>
          <mrow>
            <mrow>
              <mi>F</mi>
              <mo stretchy="false">=</mo>
              <mrow>
                <msub>
                  <mi>F</mi>
                  <mi>e</mi>
                </msub>
                <mo stretchy="false">−</mo>
                <mtext>sign</mtext>
              </mrow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o stretchy="false">μ</mo>
            <mi>m</mi>
            <mi>g</mi>
          </mrow>
        </mtd>
      </mtr>
      <mtr>
        <mtd>
          <mrow>
            <mrow>
              <mi>F</mi>
              <mo stretchy="false">=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row>
              <mo stretchy="false">(</mo>
              <mrow>
                <mtext>abs</mtext>
                <mrow>
                  <mrow>
                    <mo stretchy="false">(</mo>
                    <mrow>
                      <msub>
                        <mi>F</mi>
                        <mi>e</mi>
                      </msub>
                    </mrow>
                    <mo stretchy="false">)</mo>
                  </mrow>
                  <mo stretchy="false">−</mo>
                  <mo stretchy="false">μ</mo>
                </mrow>
                <mi>m</mi>
                <mi>g</mi>
              </mrow>
              <mo stretchy="false">)</mo>
            </mrow>
          </mrow>
        </mtd>
      </mtr>
    </mtable>
    <annotation encoding="StarMath 5.0">F = F sub e - "sign"(F sub e) %mu m g newline
F = "sign"(F sub e) ("abs"(F sub e) - %mu m g)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−</mo>
              <mfrac>
                <mn>1</mn>
                <mn>2</mn>
              </mfrac>
            </mrow>
            <mi>k</mi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f(p, k) = p sub 0 %epsilon sup 0 + p sub 1 %epsilon sup 1 +(p sub 2 -1 over 2  k p sub 1) %epsilon sup 2</annotation>
  </semantics>
</math>
</file>

<file path=Object 14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i>s</mi>
          <mo stretchy="false">+</mo>
          <mrow>
            <mo stretchy="false">(</mo>
            <mrow>
              <mrow>
                <mi>v</mi>
                <mo stretchy="false">+</mo>
                <mfrac>
                  <mn>1</mn>
                  <mn>2</mn>
                </mfrac>
              </mrow>
              <mi>a</mi>
              <mi mathvariant="italic">dt</mi>
            </mrow>
            <mo stretchy="false">)</mo>
          </mrow>
        </mrow>
      </mrow>
      <mi mathvariant="italic">dt</mi>
    </mrow>
    <annotation encoding="StarMath 5.0">s sub "next" = s + (v + 1 over 2 a dt) dt</annotation>
  </semantics>
</math>
</file>

<file path=Object 15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sub>
            <mi>p</mi>
            <mn>0</mn>
          </msub>
          <mo stretchy="false">+</mo>
          <msub>
            <mi>p</mi>
            <mn>2</mn>
          </msub>
        </mrow>
      </mrow>
    </mrow>
    <annotation encoding="StarMath 5.0">s sub "next" = p sub 0 + p sub 2</annotation>
  </semantics>
</math>
</file>

<file path=Object 16/content.xml><?xml version="1.0" encoding="utf-8"?>
<math xmlns="http://www.w3.org/1998/Math/MathML">
  <semantics>
    <mrow>
      <mrow>
        <msub>
          <mi>v</mi>
          <mtext>next</mtext>
        </msub>
        <mo stretchy="false">=</mo>
        <mn>2</mn>
      </mrow>
      <mrow>
        <msub>
          <mi>p</mi>
          <mn>2</mn>
        </msub>
        <mo stretchy="false">−</mo>
        <msub>
          <mi>p</mi>
          <mn>1</mn>
        </msub>
      </mrow>
    </mrow>
    <annotation encoding="StarMath 5.0">v sub "next" = 2 p sub 2 - p sub 1</annotation>
  </semantics>
</math>
</file>

<file path=Object 17/content.xml><?xml version="1.0" encoding="utf-8"?>
<math xmlns="http://www.w3.org/1998/Math/MathML">
  <semantics>
    <mrow>
      <mrow>
        <msub>
          <mi>v</mi>
          <mtext>next</mtext>
        </msub>
        <mo stretchy="false">+</mo>
        <mfrac>
          <mn>1</mn>
          <mn>2</mn>
        </mfrac>
      </mrow>
      <mrow>
        <mi>a</mi>
        <mo stretchy="false">=</mo>
        <mn>3</mn>
      </mrow>
      <mrow>
        <msub>
          <mi>p</mi>
          <mn>2</mn>
        </msub>
        <mo stretchy="false">−</mo>
        <mn>2</mn>
      </mrow>
      <msub>
        <mi>p</mi>
        <mn>1</mn>
      </msub>
    </mrow>
    <annotation encoding="StarMath 5.0">v sub "next" + 1 over 2 a = 3 p sub 2 - 2 p sub 1</annotation>
  </semantics>
</math>
</file>

<file path=Object 18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n>2</mn>
            <mrow>
              <msub>
                <mi>p</mi>
                <mn>2</mn>
              </msub>
              <mo stretchy="false">−</mo>
              <msub>
                <mi>p</mi>
                <mn>1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n>3</mn>
            <mrow>
              <msub>
                <mi>p</mi>
                <mn>2</mn>
              </msub>
              <mo stretchy="false">−</mo>
              <mn>2</mn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" = (p sub 0 + p sub 2) %epsilon sup 0 + (2 p sub 2 - p sub 1) %epsilon sup 1 + (3 p sub 2 - 2 p sub 1) %epsilon sup 2</annotation>
  </semantics>
</math>
</file>

<file path=Object 19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</mrow>
              <mo stretchy="false">+</mo>
              <msub>
                <mi>p</mi>
                <mn>2</mn>
              </msub>
            </mrow>
          </mrow>
          <mo stretchy="false">)</mo>
        </mrow>
      </mrow>
      <msup>
        <mo stretchy="false">ϵ</mo>
        <mn>2</mn>
      </msup>
    </mrow>
    <annotation encoding="StarMath 5.0">p sub "next" = (p sub 0 + p sub 2) %epsilon sup 0 + ((p sub 2 - p sub 1)+p sub 2) %epsilon sup 1 + ((p sub 2 - p sub 1) + (p sub 2 - p sub 1) + p sub 2) %epsilon sup 2</annotation>
  </semantics>
</math>
</file>

<file path=Object 2/content.xml><?xml version="1.0" encoding="utf-8"?>
<math xmlns="http://www.w3.org/1998/Math/MathML">
  <semantics>
    <mrow>
      <mrow>
        <mi>a</mi>
        <mo stretchy="false">=</mo>
        <msub>
          <mi>a</mi>
          <mn>0</mn>
        </msub>
      </mrow>
      <mrow>
        <msup>
          <mo stretchy="false">ϵ</mo>
          <mn>0</mn>
        </msup>
        <mo stretchy="false">+</mo>
        <msub>
          <mi>a</mi>
          <mn>1</mn>
        </msub>
      </mrow>
      <mrow>
        <msup>
          <mo stretchy="false">ϵ</mo>
          <mn>1</mn>
        </msup>
        <mo stretchy="false">+</mo>
        <msub>
          <mi>a</mi>
          <mn>2</mn>
        </msub>
      </mrow>
      <msup>
        <mo stretchy="false">ϵ</mo>
        <mn>2</mn>
      </msup>
    </mrow>
    <annotation encoding="StarMath 5.0">a = a sub 0 %epsilon sup 0 + a sub 1 %epsilon sup 1 + a sub 2 %epsilon sup 2</annotation>
  </semantics>
</math>
</file>

<file path=Object 20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frac>
                  <mi mathvariant="italic">dv</mi>
                  <mi mathvariant="italic">dt</mi>
                </mfrac>
              </mrow>
              <mo stretchy="false">=</mo>
              <mrow>
                <mo stretchy="false">−</mo>
                <mi>k</mi>
              </mrow>
            </mrow>
            <mi>v</mi>
          </mrow>
        </mtd>
      </mtr>
      <mtr>
        <mtd>
          <mrow>
            <mi>v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v</mi>
                <mn>0</mn>
              </msub>
            </mrow>
            <msup>
              <mi>e</mi>
              <mrow>
                <mrow>
                  <mo stretchy="false">−</mo>
                  <mi>k</mi>
                </mrow>
                <mi>t</mi>
              </mrow>
            </msup>
          </mrow>
        </mtd>
      </mtr>
    </mtable>
    <annotation encoding="StarMath 5.0">a = dv over dt = -k v newline
v(t) = v sub 0 e sup {-k t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F</mi>
              <mi>e</mi>
            </msub>
            <mi>,</mi>
            <mi>m</mi>
            <mi>,</mi>
            <mo stretchy="false">μ</mo>
            <mi>,</mi>
            <mi>g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+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text>max</mtext>
            <mrow>
              <mo stretchy="false">(</mo>
              <mrow>
                <mtext>abs</mtext>
                <mrow>
                  <mrow>
                    <mo stretchy="false">(</mo>
                    <mrow>
                      <mfrac>
                        <msub>
                          <mi>F</mi>
                          <mi>e</mi>
                        </msub>
                        <mi>m</mi>
                      </mfrac>
                    </mrow>
                    <mo stretchy="false">)</mo>
                  </mrow>
                  <mo stretchy="false">−</mo>
                  <mo stretchy="false">μ</mo>
                </mrow>
                <mi>g</mi>
                <mi>,</mi>
                <mn>0</mn>
              </mrow>
              <mo stretchy="false">)</mo>
            </mrow>
          </mrow>
          <mo stretchy="false">)</mo>
        </mrow>
      </mrow>
      <msup>
        <mo stretchy="false">ϵ</mo>
        <mn>2</mn>
      </msup>
    </mrow>
    <annotation encoding="StarMath 5.0">f(p, F sub e , m , %mu , g) = p sub 0 %epsilon sup 0 + p sub 1 %epsilon sup 1 +(p sub 2 +  "sign" (F sub e) "max"("abs" (F sub e over m) - %mu g , 0)) %epsilon sup 2</annotation>
  </semantics>
</math>
</file>

<file path=Object 22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sub>
          <mi>p</mi>
          <mn>2</mn>
        </msub>
      </mrow>
      <msup>
        <mi>e</mi>
        <mrow>
          <mo stretchy="false">−</mo>
          <mi>k</mi>
        </mrow>
      </msup>
      <msup>
        <mo stretchy="false">ϵ</mo>
        <mn>2</mn>
      </msup>
    </mrow>
    <annotation encoding="StarMath 5.0">f(p, k) = p sub 0 %epsilon sup 0 + p sub 1 %epsilon sup 1 + p sub 2 e sup -k %epsilon sup 2</annotation>
  </semantics>
</math>
</file>

<file path=Object 23/content.xml><?xml version="1.0" encoding="utf-8"?>
<math xmlns="http://www.w3.org/1998/Math/MathML">
  <semantics>
    <mrow>
      <mi>R</mi>
      <mrow>
        <mi>A</mi>
        <mo stretchy="false">=</mo>
        <msub>
          <mi>A</mi>
          <mtext>next</mtext>
        </msub>
      </mrow>
    </mrow>
    <annotation encoding="StarMath 5.0">R A = A sub "next"</annotation>
  </semantics>
</math>
</file>

<file path=Object 24/content.xml><?xml version="1.0" encoding="utf-8"?>
<math xmlns="http://www.w3.org/1998/Math/MathML">
  <semantics>
    <mrow>
      <mrow>
        <msub>
          <mi>p</mi>
          <mtext>next(n)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row>
                <mo stretchy="false">(</mo>
                <mrow>
                  <mrow>
                    <mrow>
                      <msup>
                        <mn>2</mn>
                        <mi>n</mi>
                      </msup>
                      <mo stretchy="false">+</mo>
                      <mi>n</mi>
                    </mrow>
                    <mo stretchy="false">−</mo>
                    <mn>2</mn>
                  </mrow>
                </mrow>
                <mo stretchy="false">)</mo>
              </mrow>
            </mrow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2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sup>
              <mn>2</mn>
              <mi>n</mi>
            </msup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1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o stretchy="false">(</mo>
              <mrow>
                <mrow>
                  <msup>
                    <mn>2</mn>
                    <mi>n</mi>
                  </msup>
                  <mo stretchy="false">+</mo>
                  <mn>1</mn>
                </mrow>
              </mrow>
              <mo stretchy="false">)</mo>
            </mrow>
            <mrow>
              <msub>
                <mi>p</mi>
                <mn>2</mn>
              </msub>
              <mo stretchy="false">−</mo>
              <msup>
                <mn>2</mn>
                <mi>n</mi>
              </msup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(n)" = (p sub 0 +  (2 sup n + n - 2) p sub 2 - (2 sup n - 2) p sub 1) %epsilon sup 0 + ( 2 sup n p sub 2 - (2 sup n - 1) p sub 1) %epsilon sup 1 + ((2 sup n + 1) p sub 2 - 2 sup n p sub 1) %epsilon sup 2</annotation>
  </semantics>
</math>
</file>

<file path=Object 25/content.xml><?xml version="1.0" encoding="utf-8"?>
<math xmlns="http://www.w3.org/1998/Math/MathML">
  <semantics>
    <mrow>
      <mrow>
        <mi>A</mi>
        <mo stretchy="false">=</mo>
        <msup>
          <mi>R</mi>
          <mrow>
            <mo stretchy="false">−</mo>
            <mn>1</mn>
          </mrow>
        </msup>
      </mrow>
      <msub>
        <mi>A</mi>
        <mtext>next</mtext>
      </msub>
    </mrow>
    <annotation encoding="StarMath 5.0">A = R sup -1 A sub "next"</annotation>
  </semantics>
</math>
</file>

<file path=Object 26/content.xml><?xml version="1.0" encoding="utf-8"?>
<math xmlns="http://www.w3.org/1998/Math/MathML">
  <semantics>
    <mrow>
      <mi mathvariant="italic">mul</mi>
      <mrow>
        <mo stretchy="false">(</mo>
        <mrow>
          <mi>R</mi>
          <mi>,</mi>
          <mi>R</mi>
        </mrow>
        <mo stretchy="false">)</mo>
      </mrow>
      <mo stretchy="false">→</mo>
      <mi>R</mi>
    </mrow>
    <annotation encoding="StarMath 5.0">mul(R, R) rightarrow R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row>
          <mo stretchy="false">(</mo>
          <mrow>
            <mi>s</mi>
            <mi>,</mi>
            <mi>v</mi>
            <mi>,</mi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</mrow>
    <annotation encoding="StarMath 5.0">f(s, v, a) = (s, v, v + 1 over 2 a)</annotation>
  </semantics>
</math>
</file>

<file path=Object 28/content.xml><?xml version="1.0" encoding="utf-8"?>
<math xmlns="http://www.w3.org/1998/Math/MathML">
  <semantics>
    <mrow>
      <mrow>
        <mrow>
          <mi>a</mi>
          <mo stretchy="false">=</mo>
          <mfrac>
            <mi>F</mi>
            <mi>m</mi>
          </mfrac>
        </mrow>
        <mo stretchy="false">=</mo>
        <mtext>sign</mtext>
      </mrow>
      <mrow>
        <mo stretchy="false">(</mo>
        <mrow>
          <msub>
            <mi>F</mi>
            <mi>e</mi>
          </msub>
        </mrow>
        <mo stretchy="false">)</mo>
      </mrow>
      <mtext>max</mtext>
      <mrow>
        <mo stretchy="false">(</mo>
        <mrow>
          <mtext>abs</mtext>
          <mrow>
            <mrow>
              <mo stretchy="false">(</mo>
              <mrow>
                <mfrac>
                  <msub>
                    <mi>F</mi>
                    <mi>e</mi>
                  </msub>
                  <mi>m</mi>
                </mfrac>
              </mrow>
              <mo stretchy="false">)</mo>
            </mrow>
            <mo stretchy="false">−</mo>
            <mo stretchy="false">μ</mo>
          </mrow>
          <mi>g</mi>
          <mi>,</mi>
          <mn>0</mn>
        </mrow>
        <mo stretchy="false">)</mo>
      </mrow>
    </mrow>
    <annotation encoding="StarMath 5.0">a = F over m = "sign"(F sub e) "max"("abs"(F sub e over m) - %mu g, 0)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t</mi>
              <mi>a</mi>
            </msub>
            <mi>,</mi>
            <msub>
              <mi>t</mi>
              <mi>b</mi>
            </msub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1</mn>
              </msub>
              <mo stretchy="false">+</mo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</mrow>
            <msup>
              <mfenced open="(" close=")">
                <mrow>
                  <mfrac>
                    <msub>
                      <mi>t</mi>
                      <mi>b</mi>
                    </msub>
                    <msub>
                      <mi>t</mi>
                      <mi>a</mi>
                    </msub>
                  </mfrac>
                </mrow>
              </mfenced>
              <mn>2</mn>
            </msup>
          </mrow>
          <mo stretchy="false">)</mo>
        </mrow>
      </mrow>
      <msup>
        <mo stretchy="false">ϵ</mo>
        <mn>2</mn>
      </msup>
    </mrow>
    <annotation encoding="StarMath 5.0">f(p, t sub a, t sub b) = p sub 0 %epsilon sup 0 + p sub 1 %epsilon sup 1 + (p sub 1 +  (p sub 2 - p sub 1) left ( t sub b over t sub a right ) sup 2) %epsilon sup 2</annotation>
  </semantics>
</math>
</file>

<file path=Object 3/content.xml><?xml version="1.0" encoding="utf-8"?>
<math xmlns="http://www.w3.org/1998/Math/MathML">
  <semantics>
    <mrow>
      <mrow>
        <msup>
          <mo stretchy="false">ϵ</mo>
          <mn>3</mn>
        </msup>
        <mo stretchy="false">=</mo>
        <mn>0</mn>
      </mrow>
    </mrow>
    <annotation encoding="StarMath 5.0">%epsilon sup 3 = 0</annotation>
  </semantics>
</math>
</file>

<file path=Object 30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n>0</mn>
            </msub>
            <mrow>
              <msup>
                <mo stretchy="false">ϵ</mo>
                <mn>0</mn>
              </msup>
              <mo stretchy="false">+</mo>
              <msub>
                <mi>x</mi>
                <mn>1</mn>
              </msub>
            </mrow>
            <msup>
              <mo stretchy="false">ϵ</mo>
              <mn>1</mn>
            </msup>
          </mrow>
          <mo stretchy="false">)</mo>
        </mrow>
        <mo stretchy="false">=</mo>
        <mtext>abs</mtext>
      </mrow>
      <mrow>
        <mo stretchy="false">(</mo>
        <mrow>
          <msub>
            <mi>x</mi>
            <mn>0</mn>
          </msub>
        </mrow>
        <mo stretchy="false">)</mo>
      </mrow>
      <mrow>
        <msup>
          <mo stretchy="false">ϵ</mo>
          <mn>0</mn>
        </msup>
        <mo stretchy="false">+</mo>
        <mtext>sign</mtext>
      </mrow>
      <mrow>
        <mo stretchy="false">(</mo>
        <mrow>
          <msub>
            <mi>x</mi>
            <mn>0</mn>
          </msub>
        </mrow>
        <mo stretchy="false">)</mo>
      </mrow>
      <msub>
        <mi>x</mi>
        <mn>1</mn>
      </msub>
      <msup>
        <mo stretchy="false">ϵ</mo>
        <mn>1</mn>
      </msup>
    </mrow>
    <annotation encoding="StarMath 5.0">f(x sub 0 %epsilon sup 0 + x sub 1 %epsilon sup 1) = "abs"(x sub 0) %epsilon sup 0 + "sign"(x sub 0) x sub 1 %epsilon sup 1</annotation>
  </semantics>
</math>
</file>

<file path=Object 3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text>abs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sup>
              <mo stretchy="false">ϵ</mo>
              <mn>1</mn>
            </msup>
          </mrow>
        </mtd>
      </mtr>
      <mtr>
        <mtd>
          <mrow>
            <mi>f</mi>
            <mrow>
              <mrow>
                <mo stretchy="false">(</mo>
                <mrow>
                  <msub>
                    <mi>x</mi>
                    <mn>0</mn>
                  </msub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text>abs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row>
              <msup>
                <mo stretchy="false">ϵ</mo>
                <mn>0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1</mn>
            </msub>
            <msup>
              <mo stretchy="false">ϵ</mo>
              <mn>1</mn>
            </msup>
          </mrow>
        </mtd>
      </mtr>
    </mtable>
    <annotation encoding="StarMath 5.0">f(0 %epsilon sup 0 + x sub 1 %epsilon sup 1) = 0 %epsilon sup 0 + "abs"(x sub 1) %epsilon sup 1 newline
f(x sub 0 %epsilon sup 0 + x sub 1 %epsilon sup 1) = "abs"(x sub 0) %epsilon sup 0 + "sign"(x sub 0) x sub 1 %epsilon sup 1</annotation>
  </semantics>
</math>
</file>

<file path=Object 32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n>0</mn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n>0</mn>
            </mrow>
            <mrow>
              <msup>
                <mo stretchy="false">ϵ</mo>
                <mn>1</mn>
              </msup>
              <mo stretchy="false">+</mo>
              <mtext>abs</mtext>
            </mrow>
            <mrow>
              <mo stretchy="false">(</mo>
              <mrow>
                <msub>
                  <mi>x</mi>
                  <mn>2</mn>
                </msub>
              </mrow>
              <mo stretchy="false">)</mo>
            </mrow>
            <msup>
              <mo stretchy="false">ϵ</mo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text>abs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row>
              <msup>
                <mo stretchy="false">ϵ</mo>
                <mn>1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sub>
              <mi>x</mi>
              <mn>2</mn>
            </msub>
            <msup>
              <mo stretchy="false">ϵ</mo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sub>
                    <mi>x</mi>
                    <mn>0</mn>
                  </msub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text>abs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row>
              <msup>
                <mo stretchy="false">ϵ</mo>
                <mn>0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1</mn>
            </msub>
            <mrow>
              <msup>
                <mo stretchy="false">ϵ</mo>
                <mn>1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2</mn>
            </msub>
            <msup>
              <mo stretchy="false">ϵ</mo>
              <mn>2</mn>
            </msup>
          </mrow>
        </mtd>
      </mtr>
    </mtable>
    <annotation encoding="StarMath 5.0">f(0 %epsilon sup 0 + 0 %epsilon sup 1 + x sub 2 %epsilon sup 2) = 0 %epsilon sup 0 + 0 %epsilon sup 1 + "abs"(x sub 2) %epsilon sup 2 newline
f(0 %epsilon sup 0 + x sub 1 %epsilon sup 1 + x sub 2 %epsilon sup 2) = 0 %epsilon sup 0 + "abs"(x sub 1) %epsilon sup 1 + "sign"(x sub 1) x sub 2 %epsilon sup 2 newline
f(x sub 0 %epsilon sup 0 + x sub 1 %epsilon sup 1 + x sub 2 %epsilon sup 2) = "abs"(x sub 0) %epsilon sup 0 + "sign"(x sub 0) x sub 1 %epsilon sup 1 + "sign"(x sub 0) x sub 2 %epsilon sup 2</annotation>
  </semantics>
</math>
</file>

<file path=Object 33/content.xml><?xml version="1.0" encoding="utf-8"?>
<math xmlns="http://www.w3.org/1998/Math/MathML">
  <semantics>
    <mtable>
      <mtr>
        <mtd>
          <mrow>
            <mrow>
              <mi>y</mi>
              <mo stretchy="false">=</mo>
              <mtext>abs</mtext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x</mi>
              <mo stretchy="false">=</mo>
              <mrow>
                <mo stretchy="false">±</mo>
                <mi>y</mi>
              </mrow>
            </mrow>
          </mrow>
        </mtd>
      </mtr>
    </mtable>
    <annotation encoding="StarMath 5.0">y = "abs"(x) newline
x = plusminus y</annotation>
  </semantics>
</math>
</file>

<file path=Object 34/content.xml><?xml version="1.0" encoding="utf-8"?>
<math xmlns="http://www.w3.org/1998/Math/MathML">
  <semantics>
    <mtable>
      <mtr>
        <mtd>
          <mrow>
            <mrow>
              <mi>y</mi>
              <mo stretchy="false">=</mo>
              <mtext>abs</mtext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x</mi>
              <mo stretchy="false">≠</mo>
              <mrow>
                <mo stretchy="false">±</mo>
                <mi>y</mi>
              </mrow>
            </mrow>
          </mrow>
        </mtd>
      </mtr>
    </mtable>
    <annotation encoding="StarMath 5.0">y = "abs"(x) newline
x neq plusminus y</annotation>
  </semantics>
</math>
</file>

<file path=Object 35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−</mo>
                    <mn>1</mn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n>0</mn>
            </mrow>
            <msup>
              <mo stretchy="false">ϵ</mo>
              <mn>1</mn>
            </msup>
          </mrow>
        </mtd>
      </mtr>
      <mtr>
        <mtd>
          <mrow>
            <mn>0</mn>
            <mrow>
              <msup>
                <mo stretchy="false">ϵ</mo>
                <mn>0</mn>
              </msup>
              <mo stretchy="false">−</mo>
              <mn>1</mn>
            </mrow>
            <mrow>
              <msup>
                <mo stretchy="false">ϵ</mo>
                <mn>1</mn>
              </msup>
              <mo stretchy="false">≠</mo>
              <mrow>
                <mo stretchy="false">±</mo>
                <mrow>
                  <mo stretchy="false">(</mo>
                  <mrow>
                    <mn>0</mn>
                    <mrow>
                      <msup>
                        <mo stretchy="false">ϵ</mo>
                        <mn>0</mn>
                      </msup>
                      <mo stretchy="false">+</mo>
                      <mn>0</mn>
                    </mrow>
                    <msup>
                      <mo stretchy="false">ϵ</mo>
                      <mn>1</mn>
                    </msup>
                  </mrow>
                  <mo stretchy="false">)</mo>
                </mrow>
              </mrow>
            </mrow>
          </mrow>
        </mtd>
      </mtr>
    </mtable>
    <annotation encoding="StarMath 5.0">f(0 %epsilon sup 0 - 1 %epsilon sup 1) = 0 %epsilon sup 0 + 0 %epsilon sup 1 newline
0 %epsilon sup 0 - 1 %epsilon sup 1 neq plusminus (0 %epsilon sup 0 + 0 %epsilon sup 1)</annotation>
  </semantics>
</math>
</file>

<file path=Object 36/content.xml><?xml version="1.0" encoding="utf-8"?>
<math xmlns="http://www.w3.org/1998/Math/MathML">
  <semantics>
    <mrow>
      <msup>
        <mi>R</mi>
        <mi>T</mi>
      </msup>
      <mrow>
        <mi>R</mi>
        <mo stretchy="false">=</mo>
        <mi>R</mi>
      </mrow>
      <mrow>
        <msup>
          <mi>R</mi>
          <mi>T</mi>
        </msup>
        <mo stretchy="false">=</mo>
        <mi>I</mi>
      </mrow>
    </mrow>
    <annotation encoding="StarMath 5.0">R sup T R = R R sup T = I</annotation>
  </semantics>
</math>
</file>

<file path=Object 37/content.xml><?xml version="1.0" encoding="utf-8"?>
<math xmlns="http://www.w3.org/1998/Math/MathML">
  <semantics>
    <mrow>
      <mrow>
        <mn>1</mn>
        <mo stretchy="false">=</mo>
        <mi mathvariant="italic">det</mi>
      </mrow>
      <mrow>
        <mrow>
          <mo stretchy="false">(</mo>
          <mrow>
            <mi>I</mi>
          </mrow>
          <mo stretchy="false">)</mo>
        </mrow>
        <mo stretchy="false">=</mo>
        <mi mathvariant="italic">det</mi>
      </mrow>
      <mrow>
        <mrow>
          <mo stretchy="false">(</mo>
          <mrow>
            <msup>
              <mi>R</mi>
              <mi>T</mi>
            </msup>
            <mi>R</mi>
          </mrow>
          <mo stretchy="false">)</mo>
        </mrow>
        <mo stretchy="false">=</mo>
        <mi mathvariant="italic">det</mi>
      </mrow>
      <mrow>
        <mo stretchy="false">(</mo>
        <mrow>
          <msup>
            <mi>R</mi>
            <mi>T</mi>
          </msup>
        </mrow>
        <mo stretchy="false">)</mo>
      </mrow>
      <mi mathvariant="italic">det</mi>
      <mrow>
        <mrow>
          <mo stretchy="false">(</mo>
          <mrow>
            <mi>R</mi>
          </mrow>
          <mo stretchy="false">)</mo>
        </mrow>
        <mo stretchy="false">=</mo>
        <mi mathvariant="italic">det</mi>
      </mrow>
      <msup>
        <mrow>
          <mo stretchy="false">(</mo>
          <mrow>
            <mi>R</mi>
          </mrow>
          <mo stretchy="false">)</mo>
        </mrow>
        <mn>2</mn>
      </msup>
      <mo stretchy="false">⇒</mo>
      <mi mathvariant="italic">det</mi>
      <mrow>
        <mrow>
          <mo stretchy="false">(</mo>
          <mrow>
            <mi>R</mi>
          </mrow>
          <mo stretchy="false">)</mo>
        </mrow>
        <mo stretchy="false">=</mo>
        <mrow>
          <mo stretchy="false">±</mo>
          <mn>1</mn>
        </mrow>
      </mrow>
    </mrow>
    <annotation encoding="StarMath 5.0">1 = det(I) = det(R sup T R) = det(R sup T) det(R) = det(R) sup 2 drarrow det(R) = plusminus 1</annotation>
  </semantics>
</math>
</file>

<file path=Object 38/content.xml><?xml version="1.0" encoding="utf-8"?>
<math xmlns="http://www.w3.org/1998/Math/MathML">
  <semantics>
    <mrow>
      <mrow>
        <mover accent="true">
          <mi>s</mi>
          <mo stretchy="false">⃗</mo>
        </mover>
        <mo stretchy="false">=</mo>
        <mover accent="true">
          <msub>
            <mi>s</mi>
            <mn>0</mn>
          </msub>
          <mo stretchy="false">⃗</mo>
        </mover>
      </mrow>
      <mrow>
        <msup>
          <mo stretchy="false">ϵ</mo>
          <mn>0</mn>
        </msup>
        <mo stretchy="false">+</mo>
        <mover accent="true">
          <msub>
            <mi>s</mi>
            <mn>1</mn>
          </msub>
          <mo stretchy="false">⃗</mo>
        </mover>
      </mrow>
      <msup>
        <mo stretchy="false">ϵ</mo>
        <mn>1</mn>
      </msup>
    </mrow>
    <annotation encoding="StarMath 5.0">vec s = vec s sub 0 %epsilon sup 0 + vec s sub 1 %epsilon sup 1</annotation>
  </semantics>
</math>
</file>

<file path=Object 39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sub>
                  <mi>s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s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  <mo stretchy="false">⋅</mo>
          <mrow>
            <mo stretchy="false">(</mo>
            <mrow>
              <mover accent="true">
                <msub>
                  <mi>t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t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</mrow>
        <mo stretchy="false">=</mo>
        <mrow>
          <mover accent="true">
            <msub>
              <mi>s</mi>
              <mn>0</mn>
            </msub>
            <mo stretchy="false">⃗</mo>
          </mover>
          <mo stretchy="false">⋅</mo>
          <mover accent="true">
            <msub>
              <mi>t</mi>
              <mn>0</mn>
            </msub>
            <mo stretchy="false">⃗</mo>
          </mover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ver accent="true">
                  <msub>
                    <mi>s</mi>
                    <mn>0</mn>
                  </msub>
                  <mo stretchy="false">⃗</mo>
                </mover>
                <mo stretchy="false">⋅</mo>
                <mover accent="true">
                  <msub>
                    <mi>t</mi>
                    <mn>1</mn>
                  </msub>
                  <mo stretchy="false">⃗</mo>
                </mover>
              </mrow>
              <mo stretchy="false">+</mo>
              <mrow>
                <mover accent="true">
                  <msub>
                    <mi>s</mi>
                    <mn>1</mn>
                  </msub>
                  <mo stretchy="false">⃗</mo>
                </mover>
                <mo stretchy="false">⋅</mo>
                <mover accent="true">
                  <msub>
                    <mi>t</mi>
                    <mn>0</mn>
                  </msub>
                  <mo stretchy="false">⃗</mo>
                </mover>
              </mrow>
            </mrow>
          </mrow>
          <mo stretchy="false">)</mo>
        </mrow>
      </mrow>
      <msup>
        <mo stretchy="false">ϵ</mo>
        <mn>1</mn>
      </msup>
    </mrow>
    <annotation encoding="StarMath 5.0">(vec s sub 0 %epsilon sup 0 + vec s sub 1 %epsilon sup 1) cdot (vec t sub 0 %epsilon sup 0 + vec t sub 1 %epsilon sup 1) = vec s sub 0 cdot vec t sub 0 %epsilon sup 0 + (vec s sub 0 cdot vec t sub 1 + vec s sub 1 cdot vec t sub 0) %epsilon sup 1</annotation>
  </semantics>
</math>
</file>

<file path=Object 4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

<file path=Object 40/content.xml><?xml version="1.0" encoding="utf-8"?>
<math xmlns="http://www.w3.org/1998/Math/MathML">
  <semantics>
    <mrow>
      <mrow>
        <mrow>
          <mrow>
            <mo stretchy="false">(</mo>
            <mrow>
              <mover accent="true">
                <msub>
                  <mi>s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s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  <mo stretchy="false">×</mo>
          <mrow>
            <mo stretchy="false">(</mo>
            <mrow>
              <mover accent="true">
                <msub>
                  <mi>t</mi>
                  <mn>0</mn>
                </msub>
                <mo stretchy="false">⃗</mo>
              </mover>
              <mrow>
                <msup>
                  <mo stretchy="false">ϵ</mo>
                  <mn>0</mn>
                </msup>
                <mo stretchy="false">+</mo>
                <mover accent="true">
                  <msub>
                    <mi>t</mi>
                    <mn>1</mn>
                  </msub>
                  <mo stretchy="false">⃗</mo>
                </mover>
              </mrow>
              <msup>
                <mo stretchy="false">ϵ</mo>
                <mn>1</mn>
              </msup>
            </mrow>
            <mo stretchy="false">)</mo>
          </mrow>
        </mrow>
        <mo stretchy="false">=</mo>
        <mrow>
          <mover accent="true">
            <msub>
              <mi>s</mi>
              <mn>0</mn>
            </msub>
            <mo stretchy="false">⃗</mo>
          </mover>
          <mo stretchy="false">×</mo>
          <mover accent="true">
            <msub>
              <mi>t</mi>
              <mn>0</mn>
            </msub>
            <mo stretchy="false">⃗</mo>
          </mover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ver accent="true">
                  <msub>
                    <mi>s</mi>
                    <mn>0</mn>
                  </msub>
                  <mo stretchy="false">⃗</mo>
                </mover>
                <mo stretchy="false">×</mo>
                <mover accent="true">
                  <msub>
                    <mi>t</mi>
                    <mn>1</mn>
                  </msub>
                  <mo stretchy="false">⃗</mo>
                </mover>
              </mrow>
              <mo stretchy="false">+</mo>
              <mrow>
                <mover accent="true">
                  <msub>
                    <mi>s</mi>
                    <mn>1</mn>
                  </msub>
                  <mo stretchy="false">⃗</mo>
                </mover>
                <mo stretchy="false">×</mo>
                <mover accent="true">
                  <msub>
                    <mi>t</mi>
                    <mn>0</mn>
                  </msub>
                  <mo stretchy="false">⃗</mo>
                </mover>
              </mrow>
            </mrow>
          </mrow>
          <mo stretchy="false">)</mo>
        </mrow>
      </mrow>
      <msup>
        <mo stretchy="false">ϵ</mo>
        <mn>1</mn>
      </msup>
    </mrow>
    <annotation encoding="StarMath 5.0">(vec s sub 0 %epsilon sup 0 + vec s sub 1 %epsilon sup 1) times (vec t sub 0 %epsilon sup 0 + vec t sub 1 %epsilon sup 1) = vec s sub 0 times vec t sub 0 %epsilon sup 0 + (vec s sub 0 times vec t sub 1 + vec s sub 1 times vec t sub 0) %epsilon sup 1</annotation>
  </semantics>
</math>
</file>

<file path=Object 41/content.xml><?xml version="1.0" encoding="utf-8"?>
<math xmlns="http://www.w3.org/1998/Math/MathML">
  <semantics>
    <mrow>
      <mrow>
        <mo stretchy="false">(</mo>
        <mrow>
          <msub>
            <mi>a</mi>
            <mn>0</mn>
          </msub>
          <mrow>
            <msup>
              <mo stretchy="false">ϵ</mo>
              <mn>0</mn>
            </msup>
            <mo stretchy="false">+</mo>
            <msub>
              <mi>a</mi>
              <mn>1</mn>
            </msub>
          </mrow>
          <msup>
            <mo stretchy="false">ϵ</mo>
            <mn>1</mn>
          </msup>
        </mrow>
        <mo stretchy="false">)</mo>
      </mrow>
      <mrow>
        <mrow>
          <mo stretchy="false">(</mo>
          <mrow>
            <mover accent="true">
              <msub>
                <mi>s</mi>
                <mn>0</mn>
              </msub>
              <mo stretchy="false">⃗</mo>
            </mover>
            <mrow>
              <msup>
                <mo stretchy="false">ϵ</mo>
                <mn>0</mn>
              </msup>
              <mo stretchy="false">+</mo>
              <mover accent="true">
                <msub>
                  <mi>s</mi>
                  <mn>1</mn>
                </msub>
                <mo stretchy="false">⃗</mo>
              </mover>
            </mrow>
            <msup>
              <mo stretchy="false">ϵ</mo>
              <mn>1</mn>
            </msup>
          </mrow>
          <mo stretchy="false">)</mo>
        </mrow>
        <mo stretchy="false">=</mo>
        <msub>
          <mi>a</mi>
          <mn>0</mn>
        </msub>
      </mrow>
      <mover accent="true">
        <msub>
          <mi>s</mi>
          <mn>0</mn>
        </msub>
        <mo stretchy="false">⃗</mo>
      </mover>
      <mrow>
        <msup>
          <mo stretchy="false">ϵ</mo>
          <mn>0</mn>
        </msup>
        <mo stretchy="false">+</mo>
        <mrow>
          <mo stretchy="false">(</mo>
          <mrow>
            <msub>
              <mi>a</mi>
              <mn>0</mn>
            </msub>
            <mrow>
              <mover accent="true">
                <msub>
                  <mi>s</mi>
                  <mn>1</mn>
                </msub>
                <mo stretchy="false">⃗</mo>
              </mover>
              <mo stretchy="false">+</mo>
              <msub>
                <mi>a</mi>
                <mn>1</mn>
              </msub>
            </mrow>
            <mover accent="true">
              <msub>
                <mi>s</mi>
                <mn>0</mn>
              </msub>
              <mo stretchy="false">⃗</mo>
            </mover>
          </mrow>
          <mo stretchy="false">)</mo>
        </mrow>
      </mrow>
      <msup>
        <mo stretchy="false">ϵ</mo>
        <mn>1</mn>
      </msup>
    </mrow>
    <annotation encoding="StarMath 5.0">(a sub 0 %epsilon sup 0 + a sub 1 %epsilon sup 1)(vec s sub 0 %epsilon sup 0 + vec s sub 1 %epsilon sup 1) = a sub 0 vec s sub 0 %epsilon sup 0 + (a sub 0 vec s sub 1 + a sub 1 vec s sub 0) %epsilon sup 1</annotation>
  </semantics>
</math>
</file>

<file path=Object 42/content.xml><?xml version="1.0" encoding="utf-8"?>
<math xmlns="http://www.w3.org/1998/Math/MathML">
  <semantics>
    <mrow>
      <mrow>
        <mrow>
          <mover accent="true">
            <mi>s</mi>
            <mo stretchy="false">⃗</mo>
          </mover>
          <mo stretchy="false">⋅</mo>
          <mover accent="true">
            <mi>t</mi>
            <mo stretchy="false">⃗</mo>
          </mover>
        </mrow>
        <mo stretchy="false">=</mo>
        <mi>cos</mi>
      </mrow>
      <mrow>
        <mo stretchy="false">(</mo>
        <mrow>
          <mo stretchy="false">α</mo>
          <mrow>
            <msup>
              <mo stretchy="false">ϵ</mo>
              <mn>0</mn>
            </msup>
            <mo stretchy="false">+</mo>
            <mi>d</mi>
          </mrow>
          <msup>
            <mo stretchy="false">ϵ</mo>
            <mn>1</mn>
          </msup>
        </mrow>
        <mo stretchy="false">)</mo>
      </mrow>
    </mrow>
    <annotation encoding="StarMath 5.0">vec s cdot vec t = cos (%alpha %epsilon sup 0 + d %epsilon sup 1)</annotation>
  </semantics>
</math>
</file>

<file path=Object 43/content.xml><?xml version="1.0" encoding="utf-8"?>
<math xmlns="http://www.w3.org/1998/Math/MathML">
  <semantics>
    <mrow>
      <mrow>
        <mrow>
          <mfenced open="∣" close="∣">
            <mover accent="true">
              <mi>s</mi>
              <mo stretchy="false">⃗</mo>
            </mover>
          </mfenced>
          <mo stretchy="false">=</mo>
          <msqrt>
            <mrow>
              <mrow>
                <mover accent="true">
                  <mi>s</mi>
                  <mo stretchy="false">⃗</mo>
                </mover>
                <mo stretchy="false">⋅</mo>
                <mover accent="true">
                  <mi>s</mi>
                  <mo stretchy="false">⃗</mo>
                </mover>
              </mrow>
            </mrow>
          </msqrt>
        </mrow>
        <mo stretchy="false">=</mo>
        <mn>1</mn>
      </mrow>
    </mrow>
    <annotation encoding="StarMath 5.0">abs vec s = sqrt {vec s cdot vec s} = 1</annotation>
  </semantics>
</math>
</file>

<file path=Object 44/content.xml><?xml version="1.0" encoding="utf-8"?>
<math xmlns="http://www.w3.org/1998/Math/MathML">
  <semantics>
    <mrow>
      <mrow>
        <mrow>
          <mover accent="true">
            <mi>s</mi>
            <mo stretchy="false">⃗</mo>
          </mover>
          <mo stretchy="false">×</mo>
          <mover accent="true">
            <mi>t</mi>
            <mo stretchy="false">⃗</mo>
          </mover>
        </mrow>
        <mo stretchy="false">=</mo>
        <mi>sin</mi>
      </mrow>
      <mrow>
        <mo stretchy="false">(</mo>
        <mrow>
          <mo stretchy="false">α</mo>
          <mrow>
            <msup>
              <mo stretchy="false">ϵ</mo>
              <mn>0</mn>
            </msup>
            <mo stretchy="false">+</mo>
            <mi>d</mi>
          </mrow>
          <msup>
            <mo stretchy="false">ϵ</mo>
            <mn>1</mn>
          </msup>
        </mrow>
        <mo stretchy="false">)</mo>
      </mrow>
      <mover accent="true">
        <mi>n</mi>
        <mo stretchy="false">⃗</mo>
      </mover>
    </mrow>
    <annotation encoding="StarMath 5.0">vec s times vec t = sin(%alpha %epsilon sup 0 + d %epsilon sup 1) vec n</annotation>
  </semantics>
</math>
</file>

<file path=Object 45/content.xml><?xml version="1.0" encoding="utf-8"?>
<math xmlns="http://www.w3.org/1998/Math/MathML">
  <semantics>
    <mrow>
      <mi>w</mi>
      <mrow>
        <mrow>
          <mo stretchy="false">(</mo>
          <mrow>
            <mrow>
              <mo stretchy="false">[</mo>
              <mo stretchy="false">]</mo>
            </mrow>
            <mo stretchy="false">∘</mo>
            <mrow>
              <mo stretchy="false">(</mo>
              <mrow>
                <mover accent="true">
                  <mi>F</mi>
                  <mo stretchy="false">⃗</mo>
                </mover>
                <mi>,</mi>
                <mover accent="true">
                  <mi>P</mi>
                  <mo stretchy="false">⃗</mo>
                </mover>
              </mrow>
              <mo stretchy="false">)</mo>
            </mrow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0</mn>
              </mrow>
            </mrow>
            <mi>n</mi>
          </msubsup>
          <mover accent="true">
            <msub>
              <mi>F</mi>
              <mi>i</mi>
            </msub>
            <mo stretchy="false">⃗</mo>
          </mover>
        </mrow>
      </mrow>
      <mrow>
        <msup>
          <mo stretchy="false">ϵ</mo>
          <mn>0</mn>
        </msup>
        <mo stretchy="false">+</mo>
        <mrow>
          <mover accent="true">
            <msub>
              <mi>P</mi>
              <mi>i</mi>
            </msub>
            <mo stretchy="false">⃗</mo>
          </mover>
          <mo stretchy="false">×</mo>
          <mover accent="true">
            <msub>
              <mi>F</mi>
              <mi>i</mi>
            </msub>
            <mo stretchy="false">⃗</mo>
          </mover>
        </mrow>
      </mrow>
      <msup>
        <mo stretchy="false">ϵ</mo>
        <mn>1</mn>
      </msup>
    </mrow>
    <annotation encoding="StarMath 5.0">w([] circ (vec F, vec P)) = sum sub {i = 0} sup n vec F sub i %epsilon sup 0 + vec P sub i times vec F sub i %epsilon sup 1</annotation>
  </semantics>
</math>
</file>

<file path=Object 46/content.xml><?xml version="1.0" encoding="utf-8"?>
<math xmlns="http://www.w3.org/1998/Math/MathML">
  <semantics>
    <mrow>
      <mrow>
        <mover accent="true">
          <mi>t</mi>
          <mo stretchy="false">⃗</mo>
        </mover>
        <mo stretchy="false">=</mo>
        <mover accent="true">
          <mo stretchy="false">ω</mo>
          <mo stretchy="false">⃗</mo>
        </mover>
      </mrow>
      <mrow>
        <msup>
          <mo stretchy="false">ϵ</mo>
          <mn>0</mn>
        </msup>
        <mo stretchy="false">+</mo>
        <mrow>
          <mo stretchy="false">(</mo>
          <mrow>
            <mrow>
              <mover accent="true">
                <mi>v</mi>
                <mo stretchy="false">⃗</mo>
              </mover>
              <mo stretchy="false">+</mo>
              <mrow>
                <mover accent="true">
                  <mi>d</mi>
                  <mo stretchy="false">⃗</mo>
                </mover>
                <mo stretchy="false">×</mo>
                <mover accent="true">
                  <mo stretchy="false">ω</mo>
                  <mo stretchy="false">⃗</mo>
                </mover>
              </mrow>
            </mrow>
          </mrow>
          <mo stretchy="false">)</mo>
        </mrow>
      </mrow>
      <msup>
        <mo stretchy="false">ϵ</mo>
        <mn>1</mn>
      </msup>
    </mrow>
    <annotation encoding="StarMath 5.0">vec t = vec %omega %epsilon sup 0 + (vec v + vec d times vec %omega) %epsilon sup 1</annotation>
  </semantics>
</math>
</file>

<file path=Object 47/content.xml><?xml version="1.0" encoding="utf-8"?>
<math xmlns="http://www.w3.org/1998/Math/MathML">
  <semantics>
    <mrow>
      <mi>f</mi>
      <mrow>
        <mrow>
          <mo stretchy="false">(</mo>
          <mrow>
            <mover accent="true">
              <mi>s</mi>
              <mo stretchy="false">⃗</mo>
            </mover>
            <mi>,</mi>
            <mover accent="true">
              <mi>t</mi>
              <mo stretchy="false">⃗</mo>
            </mover>
            <mi>,</mi>
            <mover accent="true">
              <mi>w</mi>
              <mo stretchy="false">⃗</mo>
            </mover>
            <mi>,</mi>
            <mi>m</mi>
          </mrow>
          <mo stretchy="false">)</mo>
        </mrow>
        <mo stretchy="false">=</mo>
        <mover accent="true">
          <mi>s</mi>
          <mo stretchy="false">⃗</mo>
        </mover>
      </mrow>
      <mrow>
        <msup>
          <mo stretchy="false">ϵ</mo>
          <mn>0</mn>
        </msup>
        <mo stretchy="false">+</mo>
        <mover accent="true">
          <mi>t</mi>
          <mo stretchy="false">⃗</mo>
        </mover>
      </mrow>
      <mrow>
        <msup>
          <mo stretchy="false">ϵ</mo>
          <mn>1</mn>
        </msup>
        <mo stretchy="false">+</mo>
        <mrow>
          <mo stretchy="false">(</mo>
          <mrow>
            <mrow>
              <mover accent="true">
                <mi>t</mi>
                <mo stretchy="false">⃗</mo>
              </mover>
              <mo stretchy="false">+</mo>
              <mfrac>
                <mn>1</mn>
                <mrow>
                  <mn>2</mn>
                  <mi>m</mi>
                </mrow>
              </mfrac>
            </mrow>
            <mover accent="true">
              <mi>w</mi>
              <mo stretchy="false">⃗</mo>
            </mover>
          </mrow>
          <mo stretchy="false">)</mo>
        </mrow>
      </mrow>
      <msup>
        <mo stretchy="false">ϵ</mo>
        <mn>2</mn>
      </msup>
    </mrow>
    <annotation encoding="StarMath 5.0">f(vec s, vec t, vec w, m) = vec s %epsilon sup 0 +vec t %epsilon sup 1 + (vec t + 1 over  {2 m} vec w) %epsilon sup 2</annotation>
  </semantics>
</math>
</file>

<file path=Object 48/content.xml><?xml version="1.0" encoding="utf-8"?>
<math xmlns="http://www.w3.org/1998/Math/MathML">
  <semantics>
    <mrow>
      <mi>f</mi>
      <mrow>
        <mo stretchy="false">(</mo>
        <mrow>
          <mover accent="true">
            <mi>s</mi>
            <mo stretchy="false">⃗</mo>
          </mover>
          <mi>,</mi>
          <mover accent="true">
            <mi>t</mi>
            <mo stretchy="false">⃗</mo>
          </mover>
          <mi>,</mi>
          <mover accent="true">
            <mi>w</mi>
            <mo stretchy="false">⃗</mo>
          </mover>
          <mi>,</mi>
          <mi>m</mi>
        </mrow>
        <mo stretchy="false">)</mo>
      </mrow>
      <mo stretchy="false">→</mo>
      <mtext>Nil3</mtext>
      <mo stretchy="false">∘</mo>
      <mtext>Nil2</mtext>
      <mo stretchy="false">∘</mo>
      <mtext>Vec3</mtext>
    </mrow>
    <annotation encoding="StarMath 5.0">f(vec s, vec t, vec w, m) rightarrow "Nil3" circ "Nil2" circ "Vec3"</annotation>
  </semantics>
</math>
</file>

<file path=Object 49/content.xml><?xml version="1.0" encoding="utf-8"?>
<math xmlns="http://www.w3.org/1998/Math/MathML">
  <semantics>
    <mrow>
      <mi>L</mi>
      <mrow>
        <mrow>
          <mo stretchy="false">(</mo>
          <mrow>
            <mover accent="true">
              <mi>a</mi>
              <mo stretchy="false">⃗</mo>
            </mover>
            <mi>,</mi>
            <mover accent="true">
              <mi>b</mi>
              <mo stretchy="false">⃗</mo>
            </mover>
          </mrow>
          <mo stretchy="false">)</mo>
        </mrow>
        <mo stretchy="false">=</mo>
        <mrow>
          <mo stretchy="false">(</mo>
          <mrow>
            <mrow>
              <mover accent="true">
                <mi>b</mi>
                <mo stretchy="false">⃗</mo>
              </mover>
              <mo stretchy="false">−</mo>
              <mover accent="true">
                <mi>a</mi>
                <mo stretchy="false">⃗</mo>
              </mover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over accent="true">
                <mi>b</mi>
                <mo stretchy="false">⃗</mo>
              </mover>
              <mo stretchy="false">×</mo>
              <mover accent="true">
                <mi>a</mi>
                <mo stretchy="false">⃗</mo>
              </mover>
            </mrow>
          </mrow>
          <mo stretchy="false">)</mo>
        </mrow>
      </mrow>
      <msup>
        <mo stretchy="false">ϵ</mo>
        <mn>1</mn>
      </msup>
    </mrow>
    <annotation encoding="StarMath 5.0">L(vec a, vec b) = (vec b - vec a) %epsilon sup 0 + (vec b times vec a) %epsilon sup 1</annotation>
  </semantics>
</math>
</file>

<file path=Object 5/content.xml><?xml version="1.0" encoding="utf-8"?>
<math xmlns="http://www.w3.org/1998/Math/MathML">
  <semantics>
    <mrow>
      <mrow>
        <mrow>
          <mi>a</mi>
          <mo stretchy="false">⋅</mo>
          <mi>b</mi>
        </mrow>
        <mo stretchy="false">=</mo>
        <mrow>
          <mo stretchy="false">(</mo>
          <mrow>
            <mrow>
              <msub>
                <mi>a</mi>
                <mn>0</mn>
              </msub>
              <mo stretchy="false">⋅</mo>
              <msub>
                <mi>b</mi>
                <mn>0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sub>
                  <mi>a</mi>
                  <mn>0</mn>
                </msub>
                <mo stretchy="false">⋅</mo>
                <msub>
                  <mi>b</mi>
                  <mn>1</mn>
                </msub>
              </mrow>
              <mo stretchy="false">+</mo>
              <mrow>
                <msub>
                  <mi>a</mi>
                  <mn>1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sub>
                    <mi>a</mi>
                    <mn>0</mn>
                  </msub>
                  <mo stretchy="false">⋅</mo>
                  <msub>
                    <mi>b</mi>
                    <mn>2</mn>
                  </msub>
                </mrow>
                <mo stretchy="false">+</mo>
                <mrow>
                  <msub>
                    <mi>a</mi>
                    <mn>1</mn>
                  </msub>
                  <mo stretchy="false">⋅</mo>
                  <msub>
                    <mi>b</mi>
                    <mn>1</mn>
                  </msub>
                </mrow>
              </mrow>
              <mo stretchy="false">+</mo>
              <mrow>
                <msub>
                  <mi>a</mi>
                  <mn>2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sup>
        <mo stretchy="false">ϵ</mo>
        <mn>2</mn>
      </msup>
    </mrow>
    <annotation encoding="StarMath 5.0">a cdot b = (a sub 0 cdot b sub 0) %epsilon sup 0 + (a sub 0 cdot b sub 1 + a sub 1 cdot b sub 0) %epsilon sup 1 + (a sub 0 cdot b sub 2 + a sub 1 cdot b sub 1 + a sub 2 cdot b sub 0) %epsilon sup 2</annotation>
  </semantics>
</math>
</file>

<file path=Object 50/content.xml><?xml version="1.0" encoding="utf-8"?>
<math xmlns="http://www.w3.org/1998/Math/MathML">
  <semantics>
    <mrow>
      <mrow>
        <msub>
          <mi>L</mi>
          <mi>A</mi>
        </msub>
        <mo stretchy="false">=</mo>
        <mi>s</mi>
      </mrow>
      <msub>
        <mi>L</mi>
        <mi>B</mi>
      </msub>
    </mrow>
    <annotation encoding="StarMath 5.0">L sub A = s L sub B</annotation>
  </semantics>
</math>
</file>

<file path=Object 51/content.xml><?xml version="1.0" encoding="utf-8"?>
<math xmlns="http://www.w3.org/1998/Math/MathML">
  <semantics>
    <mrow>
      <mrow>
        <mrow>
          <mover accent="true">
            <msub>
              <mi>a</mi>
              <mn>0</mn>
            </msub>
            <mo stretchy="false">⃗</mo>
          </mover>
          <mo stretchy="false">×</mo>
          <mover accent="true">
            <msub>
              <mi>b</mi>
              <mn>0</mn>
            </msub>
            <mo stretchy="false">⃗</mo>
          </mover>
        </mrow>
        <mo stretchy="false">=</mo>
        <mn>0</mn>
      </mrow>
    </mrow>
    <annotation encoding="StarMath 5.0">vec a sub 0 times vec b sub 0 = 0</annotation>
  </semantics>
</math>
</file>

<file path=Object 52/content.xml><?xml version="1.0" encoding="utf-8"?>
<math xmlns="http://www.w3.org/1998/Math/MathML">
  <semantics>
    <mrow>
      <mrow>
        <mi>w</mi>
        <mo stretchy="false">=</mo>
        <mrow>
          <mrow>
            <mover accent="true">
              <msub>
                <mi>a</mi>
                <mn>0</mn>
              </msub>
              <mo stretchy="false">⃗</mo>
            </mover>
            <mo stretchy="false">⋅</mo>
            <mover accent="true">
              <msub>
                <mi>b</mi>
                <mn>0</mn>
              </msub>
              <mo stretchy="false">⃗</mo>
            </mover>
          </mrow>
          <mo stretchy="false">+</mo>
          <mrow>
            <mover accent="true">
              <msub>
                <mi>a</mi>
                <mn>1</mn>
              </msub>
              <mo stretchy="false">⃗</mo>
            </mover>
            <mo stretchy="false">⋅</mo>
            <mover accent="true">
              <msub>
                <mi>b</mi>
                <mn>1</mn>
              </msub>
              <mo stretchy="false">⃗</mo>
            </mover>
          </mrow>
        </mrow>
      </mrow>
    </mrow>
    <annotation encoding="StarMath 5.0">w = vec a sub 0 cdot vec b sub 0 + vec a sub 1 cdot vec b sub 1</annotation>
  </semantics>
</math>
</file>

<file path=Object 53/content.xml><?xml version="1.0" encoding="utf-8"?>
<math xmlns="http://www.w3.org/1998/Math/MathML">
  <semantics>
    <mrow>
      <mi>a</mi>
      <mrow>
        <mi>x</mi>
        <mo stretchy="false">+</mo>
        <mi>b</mi>
      </mrow>
      <mrow>
        <mi>y</mi>
        <mo stretchy="false">+</mo>
        <mi>c</mi>
      </mrow>
      <mrow>
        <mi>z</mi>
        <mo stretchy="false">+</mo>
        <mi>d</mi>
      </mrow>
      <mrow>
        <mi>w</mi>
        <mo stretchy="false">=</mo>
        <mn>0</mn>
      </mrow>
    </mrow>
    <annotation encoding="StarMath 5.0">a x + b y + c z + d w = 0</annotation>
  </semantics>
</math>
</file>

<file path=Object 54/content.xml><?xml version="1.0" encoding="utf-8"?>
<math xmlns="http://www.w3.org/1998/Math/MathML">
  <semantics>
    <mrow>
      <mrow>
        <mo stretchy="false">(</mo>
        <mrow>
          <mrow>
            <mover accent="true">
              <msub>
                <mi>n</mi>
                <mi>a</mi>
              </msub>
              <mo stretchy="false">⃗</mo>
            </mover>
            <mo stretchy="false">×</mo>
            <mover accent="true">
              <msub>
                <mi>n</mi>
                <mi>b</mi>
              </msub>
              <mo stretchy="false">⃗</mo>
            </mover>
          </mrow>
        </mrow>
        <mo stretchy="false">)</mo>
      </mrow>
      <mrow>
        <msup>
          <mo stretchy="false">ϵ</mo>
          <mn>0</mn>
        </msup>
        <mo stretchy="false">+</mo>
        <mrow>
          <mo stretchy="false">(</mo>
          <mrow>
            <msub>
              <mi>d</mi>
              <mi>b</mi>
            </msub>
            <mrow>
              <mover accent="true">
                <msub>
                  <mi>n</mi>
                  <mi>a</mi>
                </msub>
                <mo stretchy="false">⃗</mo>
              </mover>
              <mo stretchy="false">−</mo>
              <msub>
                <mi>d</mi>
                <mi>a</mi>
              </msub>
            </mrow>
            <mover accent="true">
              <msub>
                <mi>n</mi>
                <mi>b</mi>
              </msub>
              <mo stretchy="false">⃗</mo>
            </mover>
          </mrow>
          <mo stretchy="false">)</mo>
        </mrow>
      </mrow>
    </mrow>
    <annotation encoding="StarMath 5.0">(vec n sub a times vec n sub b) %epsilon sup 0 + (d sub b vec n sub a - d sub a vec n sub b)</annotation>
  </semantics>
</math>
</file>

<file path=Object 55/content.xml><?xml version="1.0" encoding="utf-8"?>
<math xmlns="http://www.w3.org/1998/Math/MathML">
  <semantics>
    <mrow>
      <mrow>
        <mo stretchy="false">(</mo>
        <mrow>
          <mrow>
            <mrow>
              <mover accent="true">
                <msub>
                  <mi>a</mi>
                  <mn>1</mn>
                </msub>
                <mo stretchy="false">⃗</mo>
              </mover>
              <mo stretchy="false">×</mo>
              <mover accent="true">
                <msub>
                  <mi>n</mi>
                  <mi>b</mi>
                </msub>
                <mo stretchy="false">⃗</mo>
              </mover>
            </mrow>
            <mo stretchy="false">−</mo>
            <msub>
              <mi>d</mi>
              <mi>b</mi>
            </msub>
          </mrow>
          <mover accent="true">
            <msub>
              <mi>a</mi>
              <mn>0</mn>
            </msub>
            <mo stretchy="false">⃗</mo>
          </mover>
          <mi>,</mi>
          <mrow>
            <mover accent="true">
              <msub>
                <mi>a</mi>
                <mn>0</mn>
              </msub>
              <mo stretchy="false">⃗</mo>
            </mover>
            <mo stretchy="false">⋅</mo>
            <mover accent="true">
              <msub>
                <mi>n</mi>
                <mi>b</mi>
              </msub>
              <mo stretchy="false">⃗</mo>
            </mover>
          </mrow>
        </mrow>
        <mo stretchy="false">)</mo>
      </mrow>
    </mrow>
    <annotation encoding="StarMath 5.0">(vec a sub 1 times vec n sub b - d sub b vec a sub 0 , vec a sub 0 cdot vec n sub b)</annotation>
  </semantics>
</math>
</file>

<file path=Object 56/content.xml><?xml version="1.0" encoding="utf-8"?>
<math xmlns="http://www.w3.org/1998/Math/MathML">
  <semantics>
    <mrow>
      <mrow>
        <mrow>
          <mover accent="true">
            <msub>
              <mi>a</mi>
              <mn>0</mn>
            </msub>
            <mo stretchy="false">⃗</mo>
          </mover>
          <mo stretchy="false">⋅</mo>
          <mover accent="true">
            <msub>
              <mi>a</mi>
              <mn>1</mn>
            </msub>
            <mo stretchy="false">⃗</mo>
          </mover>
        </mrow>
        <mo stretchy="false">=</mo>
        <mn>0</mn>
      </mrow>
    </mrow>
    <annotation encoding="StarMath 5.0">vec a sub 0 cdot vec a sub 1 = 0</annotation>
  </semantics>
</math>
</file>

<file path=Object 57/content.xml><?xml version="1.0" encoding="utf-8"?>
<math xmlns="http://www.w3.org/1998/Math/MathML">
  <semantics>
    <mrow>
      <mrow>
        <mo stretchy="false">(</mo>
        <mrow>
          <mover accent="true">
            <mi>v</mi>
            <mo stretchy="false">⃗</mo>
          </mover>
          <mi>,</mi>
          <mn>0</mn>
        </mrow>
        <mo stretchy="false">)</mo>
      </mrow>
    </mrow>
    <annotation encoding="StarMath 5.0">(vec v , 0)</annotation>
  </semantics>
</math>
</file>

<file path=Object 58/content.xml><?xml version="1.0" encoding="utf-8"?>
<math xmlns="http://www.w3.org/1998/Math/MathML">
  <semantics>
    <mrow>
      <mrow>
        <mo stretchy="false">(</mo>
        <mrow>
          <mover accent="true">
            <mi>p</mi>
            <mo stretchy="false">⃗</mo>
          </mover>
          <mi>,</mi>
          <mn>1</mn>
        </mrow>
        <mo stretchy="false">)</mo>
      </mrow>
    </mrow>
    <annotation encoding="StarMath 5.0">(vec p , 1)</annotation>
  </semantics>
</math>
</file>

<file path=Object 59/content.xml><?xml version="1.0" encoding="utf-8"?>
<math xmlns="http://www.w3.org/1998/Math/MathML">
  <semantics>
    <mrow>
      <mrow>
        <mo stretchy="false">(</mo>
        <mrow>
          <mover accent="true">
            <mi>p</mi>
            <mo stretchy="false">⃗</mo>
          </mover>
          <mi>,</mi>
          <mi>w</mi>
        </mrow>
        <mo stretchy="false">)</mo>
      </mrow>
    </mrow>
    <annotation encoding="StarMath 5.0">(vec p , w)</annotation>
  </semantics>
</math>
</file>

<file path=Object 6/content.xml><?xml version="1.0" encoding="utf-8"?>
<math xmlns="http://www.w3.org/1998/Math/MathML">
  <semantics>
    <mrow>
      <mfrac>
        <mrow>
          <mo stretchy="false">(</mo>
          <mrow>
            <msub>
              <mi>a</mi>
              <mn>0</mn>
            </msub>
          </mrow>
          <mo stretchy="false">)</mo>
        </mrow>
        <mrow>
          <mo stretchy="false">(</mo>
          <mrow>
            <msub>
              <mi>b</mi>
              <mn>0</mn>
            </msub>
          </mrow>
          <mo stretchy="false">)</mo>
        </mrow>
      </mfrac>
      <mrow>
        <msup>
          <mo stretchy="false">ϵ</mo>
          <mn>0</mn>
        </msup>
        <mo stretchy="false">+</mo>
        <mfrac>
          <mrow>
            <mo stretchy="false">(</mo>
            <mrow>
              <msub>
                <mi>a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1</mn>
              </msub>
            </mrow>
            <mo stretchy="false">)</mo>
          </mrow>
          <mrow>
            <mo stretchy="false">(</mo>
            <mrow>
              <msubsup>
                <mi>b</mi>
                <mn>0</mn>
                <mn>2</mn>
              </msubsup>
            </mrow>
            <mo stretchy="false">)</mo>
          </mrow>
        </mfrac>
      </mrow>
      <mrow>
        <msup>
          <mo stretchy="false">ϵ</mo>
          <mn>1</mn>
        </msup>
        <mo stretchy="false">+</mo>
        <mfrac>
          <mrow>
            <mo stretchy="false">(</mo>
            <mrow>
              <msub>
                <mi>a</mi>
                <mn>2</mn>
              </msub>
              <mrow>
                <msubsup>
                  <mi>b</mi>
                  <mn>0</mn>
                  <mn>2</mn>
                </msubsup>
                <mo stretchy="false">−</mo>
                <msub>
                  <mi>a</mi>
                  <mn>1</mn>
                </msub>
              </mrow>
              <msub>
                <mi>b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2</mn>
              </msub>
              <mrow>
                <msub>
                  <mi>b</mi>
                  <mn>0</mn>
                </msub>
                <mo stretchy="false">+</mo>
                <msub>
                  <mi>a</mi>
                  <mn>0</mn>
                </msub>
              </mrow>
              <msubsup>
                <mi>b</mi>
                <mn>1</mn>
                <mn>2</mn>
              </msubsup>
            </mrow>
            <mo stretchy="false">)</mo>
          </mrow>
          <mrow>
            <mo stretchy="false">(</mo>
            <mrow>
              <msubsup>
                <mi>b</mi>
                <mn>0</mn>
                <mn>3</mn>
              </msubsup>
            </mrow>
            <mo stretchy="false">)</mo>
          </mrow>
        </mfrac>
      </mrow>
      <msup>
        <mo stretchy="false">ϵ</mo>
        <mn>2</mn>
      </msup>
    </mrow>
    <annotation encoding="StarMath 5.0">(a sub 0) over (b sub 0) %epsilon sup 0 + (a sub 1 b sub 0 - a sub 0 b sub 1) over (b sub 0 sup 2) %epsilon sup 1 + (a sub 2 b sub 0 sup 2 - a sub 1 b sub 1 b sub 0 - a sub 0 b sub 2 b sub 0 + a sub 0 b sub 1 sup 2) over (b sub 0 sup 3) %epsilon sup 2</annotation>
  </semantics>
</math>
</file>

<file path=Object 60/content.xml><?xml version="1.0" encoding="utf-8"?>
<math xmlns="http://www.w3.org/1998/Math/MathML">
  <semantics>
    <mrow>
      <mrow>
        <mo stretchy="false">(</mo>
        <mrow>
          <mrow>
            <mo stretchy="false">(</mo>
            <mrow>
              <mn>0,</mn>
              <mn>0,</mn>
              <mn>0</mn>
            </mrow>
            <mo stretchy="false">)</mo>
          </mrow>
          <mi>,</mi>
          <mn>1</mn>
        </mrow>
        <mo stretchy="false">)</mo>
      </mrow>
    </mrow>
    <annotation encoding="StarMath 5.0">((0, 0, 0), 1)</annotation>
  </semantics>
</math>
</file>

<file path=Object 61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×</mo>
          <mover accent="true">
            <mi>q</mi>
            <mo stretchy="false">⃗</mo>
          </mover>
        </mrow>
        <mo stretchy="false">=</mo>
        <mrow>
          <mo stretchy="false">(</mo>
          <mrow>
            <msub>
              <mi>p</mi>
              <mi>y</mi>
            </msub>
            <mrow>
              <msub>
                <mi>q</mi>
                <mi>z</mi>
              </msub>
              <mo stretchy="false">−</mo>
              <msub>
                <mi>p</mi>
                <mi>z</mi>
              </msub>
            </mrow>
            <msub>
              <mi>q</mi>
              <mi>y</mi>
            </msub>
            <mi>,</mi>
            <msub>
              <mi>p</mi>
              <mi>z</mi>
            </msub>
            <mrow>
              <msub>
                <mi>q</mi>
                <mi>x</mi>
              </msub>
              <mo stretchy="false">−</mo>
              <msub>
                <mi>p</mi>
                <mi>x</mi>
              </msub>
            </mrow>
            <msub>
              <mi>q</mi>
              <mi>z</mi>
            </msub>
            <mi>,</mi>
            <msub>
              <mi>p</mi>
              <mi>x</mi>
            </msub>
            <mrow>
              <msub>
                <mi>q</mi>
                <mi>y</mi>
              </msub>
              <mo stretchy="false">−</mo>
              <msub>
                <mi>p</mi>
                <mi>y</mi>
              </msub>
            </mrow>
            <msub>
              <mi>q</mi>
              <mi>x</mi>
            </msub>
          </mrow>
          <mo stretchy="false">)</mo>
        </mrow>
      </mrow>
    </mrow>
    <annotation encoding="StarMath 5.0">vec p times vec q = (p sub y q sub z - p sub z q sub y , p sub z q sub x - p sub x q sub z , p sub x q sub y - p sub y q sub x)</annotation>
  </semantics>
</math>
</file>

<file path=Object 62/content.xml><?xml version="1.0" encoding="utf-8"?>
<math xmlns="http://www.w3.org/1998/Math/MathML">
  <semantics>
    <mrow>
      <mrow>
        <mrow>
          <mover accent="true">
            <mi>p</mi>
            <mo stretchy="false">⃗</mo>
          </mover>
          <mo stretchy="false">⋅</mo>
          <mover accent="true">
            <mi>q</mi>
            <mo stretchy="false">⃗</mo>
          </mover>
        </mrow>
        <mo stretchy="false">=</mo>
        <msub>
          <mi>p</mi>
          <mi>x</mi>
        </msub>
      </mrow>
      <mrow>
        <msub>
          <mi>q</mi>
          <mi>x</mi>
        </msub>
        <mo stretchy="false">+</mo>
        <msub>
          <mi>p</mi>
          <mi>y</mi>
        </msub>
      </mrow>
      <mrow>
        <msub>
          <mi>q</mi>
          <mi>y</mi>
        </msub>
        <mo stretchy="false">+</mo>
        <msub>
          <mi>p</mi>
          <mi>z</mi>
        </msub>
      </mrow>
      <msub>
        <mi>q</mi>
        <mi>z</mi>
      </msub>
    </mrow>
    <annotation encoding="StarMath 5.0">vec p cdot vec q = p sub x q sub x + p sub y q sub y + p sub z q sub z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v</mi>
      </mrow>
      <mrow>
        <msup>
          <mo stretchy="false">ϵ</mo>
          <mn>1</mn>
        </msup>
        <mo stretchy="false">+</mo>
        <mrow>
          <mo stretchy="false">(</mo>
          <mrow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  <msup>
        <mo stretchy="false">ϵ</mo>
        <mn>2</mn>
      </msup>
    </mrow>
    <annotation encoding="StarMath 5.0">f(s, v, a) = s %epsilon sup 0 + v %epsilon sup 1 + (v + 1 over 2 a) %epsilon sup 2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  <mi>,</mi>
            <mi>m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m</mi>
      </mrow>
      <mi>v</mi>
      <mrow>
        <msup>
          <mo stretchy="false">ϵ</mo>
          <mn>1</mn>
        </msup>
        <mo stretchy="false">+</mo>
        <mi>m</mi>
      </mrow>
      <mrow>
        <mo stretchy="false">(</mo>
        <mrow>
          <mrow>
            <mi>v</mi>
            <mo stretchy="false">+</mo>
            <mfrac>
              <mn>1</mn>
              <mn>2</mn>
            </mfrac>
          </mrow>
          <mi>a</mi>
        </mrow>
        <mo stretchy="false">)</mo>
      </mrow>
      <msup>
        <mo stretchy="false">ϵ</mo>
        <mn>2</mn>
      </msup>
    </mrow>
    <annotation encoding="StarMath 5.0">f(s, v, a, m) = s %epsilon sup 0 + m v %epsilon sup 1 + m (v + 1 over 2 a) %epsilon sup 2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v</mi>
                <mtext>next</mtext>
              </msub>
              <mo stretchy="false">=</mo>
              <mrow>
                <mi>v</mi>
                <mo stretchy="false">+</mo>
                <mi>a</mi>
              </mrow>
            </mrow>
            <mi mathvariant="italic">dt</mi>
          </mrow>
        </mtd>
      </mtr>
      <mtr>
        <mtd>
          <mrow>
            <mrow>
              <msub>
                <mi>s</mi>
                <mtext>next</mtext>
              </msub>
              <mo stretchy="false">=</mo>
              <mrow>
                <mi>s</mi>
                <mo stretchy="false">+</mo>
                <mfrac>
                  <mrow>
                    <mrow>
                      <mi>v</mi>
                      <mo stretchy="false">+</mo>
                      <msub>
                        <mi>v</mi>
                        <mtext>next</mtext>
                      </msub>
                    </mrow>
                  </mrow>
                  <mn>2</mn>
                </mfrac>
              </mrow>
            </mrow>
            <mi mathvariant="italic">dt</mi>
          </mrow>
        </mtd>
      </mtr>
    </mtable>
    <annotation encoding="StarMath 5.0">v sub "next" = v + a dt newline
s sub "next" = s + {v + v sub "next"} over 2 dt</annotation>
  </semantics>
</math>
</file>